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g" manifest:media-type="image/jpeg"/>
  <manifest:file-entry manifest:full-path="media/image2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1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4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4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06">
      <style:drawing-page-properties draw:fill="bitmap" draw:fill-image-name="a150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0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7">
      <style:drawing-page-properties draw:fill="bitmap" draw:fill-image-name="a10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12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11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8">
      <style:drawing-page-properties draw:fill="bitmap" draw:fill-image-name="a128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1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9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7">
      <style:graphic-properties draw:fill="solid" draw:fill-color="#729fcf" draw:opacity="100%" draw:stroke="solid" svg:stroke-width="0.02778in" svg:stroke-color="#3465a4" svg:stroke-opacity="100%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2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1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28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3">
      <style:drawing-page-properties draw:fill="bitmap" draw:fill-image-name="a11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9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3">
      <style:drawing-page-properties draw:fill="bitmap" draw:fill-image-name="a13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7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6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552">
      <style:drawing-page-properties draw:fill="bitmap" draw:fill-image-name="a155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7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7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9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2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0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7">
      <style:drawing-page-properties draw:fill="bitmap" draw:fill-image-name="a11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8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6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5">
      <style:drawing-page-properties draw:fill="bitmap" draw:fill-image-name="a15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3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0">
      <style:drawing-page-properties draw:fill="bitmap" draw:fill-image-name="a13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4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1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3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8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5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37">
      <style:drawing-page-properties draw:fill="bitmap" draw:fill-image-name="a14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44">
      <style:drawing-page-properties draw:fill="bitmap" draw:fill-image-name="a12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1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1">
      <style:drawing-page-properties draw:fill="bitmap" draw:fill-image-name="a11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1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2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9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2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6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6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1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1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6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7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2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2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0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0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5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0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3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2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3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1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1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6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8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1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9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7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4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7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9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0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2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8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0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3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3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0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1087" draw:master-page-name="Master1-Layout7-blank-Vuota" presentation:presentation-page-layout-name="Master1-PPL7" draw:id="Slide-256">
        <draw:frame draw:id="id136" presentation:style-name="a1090" draw:name="Titolo 1" svg:x="2.16535in" svg:y="1.77165in" svg:width="5.43268in" svg:height="1.95394in" presentation:class="title" presentation:placeholder="false">
          <draw:text-box>
            <text:p text:style-name="a1089" text:class-names="" text:cond-style-name=""><text:span text:style-name="a1088" text:class-names="">Paper rewiew</text:span></text:p>
          </draw:text-box>
          <svg:title/>
          <svg:desc/>
        </draw:frame>
        <draw:frame draw:id="id137" presentation:style-name="a1093" draw:name="Sottotitolo 2" svg:x="4.4878in" svg:y="4.05827in" svg:width="5.6689in" svg:height="1.49567in" presentation:class="subtitle" presentation:placeholder="false">
          <draw:text-box>
            <text:p text:style-name="a1092" text:class-names="" text:cond-style-name=""><text:span text:style-name="a1091" text:class-names="">Tree ensemble models for explainable network intrusion detection system.</text:span></text:p>
          </draw:text-box>
          <svg:title/>
          <svg:desc/>
        </draw:frame>
        <presentation:notes draw:style-name="a1099">
          <draw:frame draw:id="id138" draw:style-name="a1096" draw:name="Segnaposto numero diapositiva 6" svg:x="4.67953in" svg:y="11.10827in" svg:width="3.5878in" svg:height="0.58425in">
            <draw:text-box>
              <text:p text:style-name="a1095" text:class-names="" text:cond-style-name=""><text:span text:style-name="a1094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39" presentation:style-name="a1097" draw:name="Segnaposto immagine diapositiva 1">
            <svg:title/>
            <svg:desc/>
          </draw:page-thumbnail>
          <draw:frame draw:id="id140" presentation:style-name="a1098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7" draw:style-name="a1101" draw:master-page-name="Master2-Layout2-obj-Titolo-e-contenuto" presentation:presentation-page-layout-name="Master2-PPL2" draw:id="Slide-262">
        <draw:frame draw:id="id141" presentation:style-name="a1104" draw:name="Titolo 1" svg:x="0.55118in" svg:y="0.32953in" svg:width="9.92087in" svg:height="1.38031in" presentation:class="title" presentation:placeholder="false">
          <draw:text-box>
            <text:p text:style-name="a1103" text:class-names="" text:cond-style-name=""><text:span text:style-name="a1102" text:class-names="">Topic addressed</text:span></text:p>
          </draw:text-box>
          <svg:title/>
          <svg:desc/>
        </draw:frame>
        <draw:frame draw:id="id142" presentation:style-name="a1131" draw:name="Segnaposto contenuto 2" svg:x="0.55118in" svg:y="1.93465in" svg:width="9.92087in" svg:height="5.30945in" presentation:class="outline" presentation:placeholder="false">
          <draw:text-box>
            <text:list text:style-name="a1111">
              <text:list-item>
                <text:p text:style-name="a1110" text:class-names="" text:cond-style-name=""><text:span text:style-name="a1105" text:class-names="">Shap<text:s text:c="1"/></text:span><text:span text:style-name="a1106" text:class-names="">as</text:span><text:span text:style-name="a1107" text:class-names=""><text:s text:c="1"/></text:span><text:span text:style-name="a1108" text:class-names="">explainability</text:span><text:span text:style-name="a1109" text:class-names=""><text:s text:c="1"/>framework</text:span></text:p>
              </text:list-item>
            </text:list>
            <text:list text:style-name="a1117">
              <text:list-item>
                <text:p text:style-name="a1116" text:class-names="" text:cond-style-name=""><text:span text:style-name="a1112" text:class-names="">Dataset</text:span><text:span text:style-name="a1113" text:class-names="">s<text:s text:c="1"/></text:span><text:span text:style-name="a1114" text:class-names="">used</text:span><text:span text:style-name="a1115" text:class-names=""/></text:p>
              </text:list-item>
            </text:list>
            <text:list text:style-name="a1123">
              <text:list-item>
                <text:p text:style-name="a1122" text:class-names="" text:cond-style-name=""><text:span text:style-name="a1118" text:class-names="">Datesets</text:span><text:span text:style-name="a1119" text:class-names=""><text:s text:c="1"/></text:span><text:span text:style-name="a1120" text:class-names="">issues</text:span><text:span text:style-name="a1121" text:class-names=""/></text:p>
              </text:list-item>
            </text:list>
            <text:list text:style-name="a1130">
              <text:list-item>
                <text:p text:style-name="a1129" text:class-names="" text:cond-style-name=""><text:span text:style-name="a1124" text:class-names="">Frequent</text:span><text:span text:style-name="a1125" text:class-names=""><text:s text:c="1"/></text:span><text:span text:style-name="a1126" text:class-names="">bad</text:span><text:span text:style-name="a1127" text:class-names=""><text:s text:c="1"/>practices</text:span><text:span text:style-name="a1128" text:class-names=""/></text:p>
              </text:list-item>
            </text:list>
          </draw:text-box>
          <svg:title/>
          <svg:desc/>
        </draw:frame>
      </draw:page>
      <draw:page draw:name="page2" draw:style-name="a1133" draw:master-page-name="Master2-Layout7-blank-Vuota" presentation:presentation-page-layout-name="Master2-PPL7" draw:id="Slide-257">
        <draw:frame draw:id="id143" draw:style-name="a1136" draw:name="Segnaposto numero diapositiva 3" svg:x="8.29803in" svg:y="7.93386in" svg:width="2.56811in" svg:height="0.57008in">
          <draw:text-box>
            <text:p text:style-name="a1135" text:class-names="" text:cond-style-name=""><text:span text:style-name="a1134" text:class-names=""><text:page-number style:num-format="1" text:fixed="false"/></text:span></text:p>
          </draw:text-box>
          <svg:title/>
          <svg:desc/>
        </draw:frame>
        <draw:frame draw:id="id144" presentation:style-name="a1139" draw:name="Titolo 1" svg:x="0.55118in" svg:y="0.32953in" svg:width="9.92087in" svg:height="1.38031in" presentation:class="title" presentation:placeholder="false">
          <draw:text-box>
            <text:p text:style-name="a1138" text:class-names="" text:cond-style-name=""><text:span text:style-name="a1137" text:class-names="">SHAP Papers</text:span></text:p>
          </draw:text-box>
          <svg:title/>
          <svg:desc/>
        </draw:frame>
        <draw:frame draw:id="id145" presentation:style-name="a1179" draw:name="Segnaposto testo 2" svg:x="0.5122in" svg:y="2.17087in" svg:width="9.92087in" svg:height="5.30945in" presentation:class="outline" presentation:placeholder="false">
          <draw:text-box>
            <text:list text:style-name="a1154">
              <text:list-item>
                <text:p text:style-name="a1153" text:class-names="" text:cond-style-name=""><text:span text:style-name="a1140" text:class-names=""><text:s text:c="1"/></text:span><text:span text:style-name="a1141" text:class-names="">[</text:span><text:span text:style-name="a1142" text:class-names="">1] SHAP library<text:s text:c="1"/></text:span><text:span text:style-name="a1143" text:class-names="">that</text:span><text:span text:style-name="a1144" text:class-names=""><text:s text:c="1"/>propose<text:s text:c="1"/></text:span><text:span text:style-name="a1145" text:class-names="">different</text:span><text:span text:style-name="a1146" text:class-names=""><text:s text:c="1"/></text:span><text:span text:style-name="a1147" text:class-names="">algorithms</text:span><text:span text:style-name="a1148" text:class-names=""><text:s text:c="1"/>to<text:s text:c="1"/></text:span><text:span text:style-name="a1149" text:class-names="">approximate</text:span><text:span text:style-name="a1150" text:class-names=""><text:s text:c="1"/>Shapley<text:s text:c="1"/></text:span><text:span text:style-name="a1151" text:class-names="">Values</text:span><text:span text:style-name="a1152" text:class-names=""/></text:p>
              </text:list-item>
            </text:list>
            <text:list text:style-name="a1167">
              <text:list-item>
                <text:p text:style-name="a1166" text:class-names="" text:cond-style-name=""><text:span text:style-name="a1155" text:class-names=""><text:s text:c="1"/></text:span><text:span text:style-name="a1156" text:class-names="">Kernel<text:s text:c="1"/></text:span><text:span text:style-name="a1157" text:class-names="">Shap (Lime [2] + Shap)<text:s text:c="1"/></text:span><text:span text:style-name="a1158" text:class-names="">is</text:span><text:span text:style-name="a1159" text:class-names=""><text:s text:c="1"/>one of<text:s text:c="1"/></text:span><text:span text:style-name="a1160" text:class-names="">those</text:span><text:span text:style-name="a1161" text:class-names=""><text:s text:c="1"/>model-</text:span><text:span text:style-name="a1162" text:class-names="">agnostic</text:span><text:span text:style-name="a1163" text:class-names=""><text:s text:c="1"/></text:span><text:span text:style-name="a1164" text:class-names="">explainers</text:span><text:span text:style-name="a1165" text:class-names=""/></text:p>
              </text:list-item>
            </text:list>
            <text:list text:style-name="a1178">
              <text:list-item>
                <text:p text:style-name="a1177" text:class-names="" text:cond-style-name=""><text:span text:style-name="a1168" text:class-names=""><text:s text:c="1"/></text:span><text:span text:style-name="a1169" text:class-names="">Deep<text:s text:c="1"/></text:span><text:span text:style-name="a1170" text:class-names="">Shap (Deep Lift [3] + Shap)<text:s text:c="1"/></text:span><text:span text:style-name="a1171" text:class-names="">is</text:span><text:span text:style-name="a1172" text:class-names=""><text:s text:c="1"/>a model-</text:span><text:span text:style-name="a1173" text:class-names="">specific</text:span><text:span text:style-name="a1174" text:class-names=""><text:s text:c="1"/></text:span><text:span text:style-name="a1175" text:class-names="">explainer</text:span><text:span text:style-name="a1176" text:class-names=""><text:s text:c="1"/>for Deep Learning models</text:span></text:p>
              </text:list-item>
            </text:list>
          </draw:text-box>
          <svg:title/>
          <svg:desc/>
        </draw:frame>
        <presentation:notes draw:style-name="a1185">
          <draw:frame draw:id="id146" draw:style-name="a1182" draw:name="Segnaposto numero diapositiva 6" svg:x="4.67953in" svg:y="11.10827in" svg:width="3.5878in" svg:height="0.58425in">
            <draw:text-box>
              <text:p text:style-name="a1181" text:class-names="" text:cond-style-name=""><text:span text:style-name="a1180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47" presentation:style-name="a1183" draw:name="Segnaposto immagine diapositiva 1">
            <svg:title/>
            <svg:desc/>
          </draw:page-thumbnail>
          <draw:frame draw:id="id148" presentation:style-name="a1184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" draw:style-name="a1187" draw:master-page-name="Master2-Layout7-blank-Vuota" presentation:presentation-page-layout-name="Master2-PPL7" draw:id="Slide-261">
        <draw:frame draw:id="id149" draw:style-name="a1190" draw:name="Segnaposto numero diapositiva 3" svg:x="8.29803in" svg:y="7.93386in" svg:width="2.56811in" svg:height="0.57008in">
          <draw:text-box>
            <text:p text:style-name="a1189" text:class-names="" text:cond-style-name=""><text:span text:style-name="a1188" text:class-names=""><text:page-number style:num-format="1" text:fixed="false"/></text:span></text:p>
          </draw:text-box>
          <svg:title/>
          <svg:desc/>
        </draw:frame>
        <draw:frame draw:id="id150" presentation:style-name="a1193" draw:name="Titolo 1" svg:x="0.55118in" svg:y="0.32953in" svg:width="9.92087in" svg:height="1.38031in" presentation:class="title" presentation:placeholder="false">
          <draw:text-box>
            <text:p text:style-name="a1192" text:class-names="" text:cond-style-name=""><text:span text:style-name="a1191" text:class-names="">SHAP Papers</text:span></text:p>
          </draw:text-box>
          <svg:title/>
          <svg:desc/>
        </draw:frame>
        <draw:frame draw:id="id151" presentation:style-name="a1236" draw:name="Segnaposto testo 2" svg:x="0.5122in" svg:y="2.17087in" svg:width="9.92087in" svg:height="5.30945in" presentation:class="outline" presentation:placeholder="false">
          <draw:text-box>
            <text:list text:style-name="a1202">
              <text:list-item>
                <text:p text:style-name="a1201" text:class-names="" text:cond-style-name=""><text:span text:style-name="a1194" text:class-names=""><text:s text:c="1"/></text:span><text:span text:style-name="a1195" text:class-names="">[</text:span><text:span text:style-name="a1196" text:class-names="">4],[5] Talk<text:s text:c="1"/></text:span><text:span text:style-name="a1197" text:class-names="">about</text:span><text:span text:style-name="a1198" text:class-names=""><text:s text:c="1"/>the Tree SHAP<text:s text:c="1"/></text:span><text:span text:style-name="a1199" text:class-names="">algorithm</text:span><text:span text:style-name="a1200" text:class-names=""/></text:p>
              </text:list-item>
            </text:list>
            <text:list text:style-name="a1209">
              <text:list-item>
                <text:p text:style-name="a1208" text:class-names="" text:cond-style-name=""><text:span text:style-name="a1203" text:class-names=""><text:s text:c="1"/></text:span><text:span text:style-name="a1204" text:class-names="">[</text:span><text:span text:style-name="a1205" text:class-names="">6] True to the model vs<text:s text:c="1"/></text:span><text:span text:style-name="a1206" text:class-names="">true</text:span><text:span text:style-name="a1207" text:class-names=""><text:s text:c="1"/>to the data</text:span></text:p>
              </text:list-item>
            </text:list>
            <text:list text:style-name="a1220">
              <text:list-item>
                <text:p text:style-name="a1219" text:class-names="" text:cond-style-name=""><text:span text:style-name="a1210" text:class-names=""><text:s text:c="1"/></text:span><text:span text:style-name="a1211" text:class-names="">[</text:span><text:span text:style-name="a1212" text:class-names="">7] Fast Tree SHAP a performance<text:s text:c="1"/></text:span><text:span text:style-name="a1213" text:class-names="">improvement</text:span><text:span text:style-name="a1214" text:class-names=""><text:s text:c="1"/>over the<text:s text:c="1"/></text:span><text:span text:style-name="a1215" text:class-names="">original</text:span><text:span text:style-name="a1216" text:class-names=""><text:s text:c="1"/>Tree SHAP<text:s text:c="1"/></text:span><text:span text:style-name="a1217" text:class-names="">algorithm</text:span><text:span text:style-name="a1218" text:class-names=""/></text:p>
              </text:list-item>
            </text:list>
            <text:list text:style-name="a1235">
              <text:list-item>
                <text:p text:style-name="a1234" text:class-names="" text:cond-style-name=""><text:span text:style-name="a1221" text:class-names=""><text:s text:c="1"/></text:span><text:span text:style-name="a1222" text:class-names="">[</text:span><text:span text:style-name="a1223" text:class-names="">8] Talk<text:s text:c="1"/></text:span><text:span text:style-name="a1224" text:class-names="">about</text:span><text:span text:style-name="a1225" text:class-names=""><text:s text:c="1"/></text:span><text:span text:style-name="a1226" text:class-names="">using</text:span><text:span text:style-name="a1227" text:class-names=""><text:s text:c="1"/>SHAP<text:s text:c="1"/></text:span><text:span text:style-name="a1228" text:class-names="">as</text:span><text:span text:style-name="a1229" text:class-names=""><text:s text:c="1"/>a feature<text:s text:c="1"/></text:span><text:span text:style-name="a1230" text:class-names="">selection</text:span><text:span text:style-name="a1231" text:class-names=""><text:s text:c="1"/></text:span><text:span text:style-name="a1232" text:class-names="">method</text:span><text:span text:style-name="a1233" text:class-names=""/></text:p>
              </text:list-item>
            </text:list>
          </draw:text-box>
          <svg:title/>
          <svg:desc/>
        </draw:frame>
        <presentation:notes draw:style-name="a1242">
          <draw:frame draw:id="id152" draw:style-name="a1239" draw:name="Segnaposto numero diapositiva 6" svg:x="4.67953in" svg:y="11.10827in" svg:width="3.5878in" svg:height="0.58425in">
            <draw:text-box>
              <text:p text:style-name="a1238" text:class-names="" text:cond-style-name=""><text:span text:style-name="a1237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53" presentation:style-name="a1240" draw:name="Segnaposto immagine diapositiva 1">
            <svg:title/>
            <svg:desc/>
          </draw:page-thumbnail>
          <draw:frame draw:id="id154" presentation:style-name="a1241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1244" draw:master-page-name="Master2-Layout2-obj-Titolo-e-contenuto" presentation:presentation-page-layout-name="Master2-PPL2" draw:id="Slide-264">
        <draw:frame draw:id="id155" presentation:style-name="a1247" draw:name="Titolo 1" svg:x="0.55118in" svg:y="0.32953in" svg:width="9.92087in" svg:height="1.38031in" presentation:class="title" presentation:placeholder="false">
          <draw:text-box>
            <text:p text:style-name="a1246" text:class-names="" text:cond-style-name=""><text:span text:style-name="a1245" text:class-names="">Dataset</text:span></text:p>
          </draw:text-box>
          <svg:title/>
          <svg:desc/>
        </draw:frame>
        <draw:frame draw:id="id156" presentation:style-name="a1286" draw:name="Segnaposto contenuto 2" svg:x="0.55118in" svg:y="1.93465in" svg:width="9.92087in" svg:height="5.30945in" presentation:class="outline" presentation:placeholder="false">
          <draw:text-box>
            <text:list text:style-name="a1260">
              <text:list-item>
                <text:p text:style-name="a1259" text:class-names="" text:cond-style-name=""><text:span text:style-name="a1248" text:class-names="">[9] CIC-IDS 2017<text:s text:c="1"/></text:span><text:span text:style-name="a1249" text:class-names="">is</text:span><text:span text:style-name="a1250" text:class-names=""><text:s text:c="1"/>the<text:s text:c="1"/></text:span><text:span text:style-name="a1251" text:class-names="">most</text:span><text:span text:style-name="a1252" text:class-names=""><text:s text:c="1"/></text:span><text:span text:style-name="a1253" text:class-names="">popular</text:span><text:span text:style-name="a1254" text:class-names=""><text:s text:c="1"/>of the<text:s text:c="1"/></text:span><text:span text:style-name="a1255" text:class-names="">recent</text:span><text:span text:style-name="a1256" text:class-names=""><text:s text:c="1"/>IDS datasets, with over 3000<text:s text:c="1"/></text:span><text:span text:style-name="a1257" text:class-names="">citations</text:span><text:span text:style-name="a1258" text:class-names=""/></text:p>
              </text:list-item>
            </text:list>
            <text:list text:style-name="a1272">
              <text:list-item>
                <text:p text:style-name="a1271" text:class-names="" text:cond-style-name=""><text:span text:style-name="a1261" text:class-names="">CICFlowMeter</text:span><text:span text:style-name="a1262" text:class-names=""><text:s text:c="1"/>[10]<text:s text:c="1"/></text:span><text:span text:style-name="a1263" text:class-names="">was</text:span><text:span text:style-name="a1264" text:class-names=""><text:s text:c="1"/></text:span><text:span text:style-name="a1265" text:class-names="">used</text:span><text:span text:style-name="a1266" text:class-names=""><text:s text:c="1"/>an open-source tool for<text:s text:c="1"/></text:span><text:span text:style-name="a1267" text:class-names="">creating</text:span><text:span text:style-name="a1268" text:class-names=""><text:s text:c="1"/>flow dataset with<text:s text:c="1"/></text:span><text:span text:style-name="a1269" text:class-names="">raw</text:span><text:span text:style-name="a1270" text:class-names=""><text:s text:c="1"/>data</text:span></text:p>
              </text:list-item>
            </text:list>
            <text:list text:style-name="a1285">
              <text:list-item>
                <text:p text:style-name="a1284" text:class-names="" text:cond-style-name=""><text:span text:style-name="a1273" text:class-names="">They</text:span><text:span text:style-name="a1274" text:class-names=""><text:s text:c="1"/></text:span><text:span text:style-name="a1275" text:class-names="">also</text:span><text:span text:style-name="a1276" text:class-names=""><text:s text:c="1"/></text:span><text:span text:style-name="a1277" text:class-names="">relesed</text:span><text:span text:style-name="a1278" text:class-names=""><text:s text:c="1"/>the<text:s text:c="1"/></text:span><text:span text:style-name="a1279" text:class-names="">raw</text:span><text:span text:style-name="a1280" text:class-names=""><text:s text:c="1"/>data<text:s text:c="1"/></text:span><text:span text:style-name="a1281" text:class-names="">as</text:span><text:span text:style-name="a1282" text:class-names=""><text:s text:c="1"/>pcap files</text:span><text:span text:style-name="a1283" text:class-names=""/></text:p>
              </text:list-item>
            </text:list>
          </draw:text-box>
          <svg:title/>
          <svg:desc/>
        </draw:frame>
      </draw:page>
      <draw:page draw:name="Slide10" draw:style-name="a1288" draw:master-page-name="Master2-Layout2-obj-Titolo-e-contenuto" presentation:presentation-page-layout-name="Master2-PPL2" draw:id="Slide-265">
        <draw:frame draw:id="id157" presentation:style-name="a1292" draw:name="Titolo 1" svg:x="0.55118in" svg:y="0.32953in" svg:width="9.92087in" svg:height="1.38031in" presentation:class="title" presentation:placeholder="false">
          <draw:text-box>
            <text:p text:style-name="a1291" text:class-names="" text:cond-style-name=""><text:span text:style-name="a1289" text:class-names="">Dataset</text:span><text:span text:style-name="a1290" text:class-names=""/></text:p>
          </draw:text-box>
          <svg:title/>
          <svg:desc/>
        </draw:frame>
        <draw:frame draw:id="id158" presentation:style-name="a1331" draw:name="Segnaposto contenuto 2" svg:x="0.55118in" svg:y="1.93465in" svg:width="9.92087in" svg:height="5.30945in" presentation:class="outline" presentation:placeholder="false">
          <draw:text-box>
            <text:list text:style-name="a1301">
              <text:list-item>
                <text:p text:style-name="a1300" text:class-names="" text:cond-style-name=""><text:span text:style-name="a1293" text:class-names="">[10] WTMC-2021 dataset fix<text:s text:c="1"/></text:span><text:span text:style-name="a1294" text:class-names="">all</text:span><text:span text:style-name="a1295" text:class-names=""><text:s text:c="1"/>the<text:s text:c="1"/></text:span><text:span text:style-name="a1296" text:class-names="">wrong</text:span><text:span text:style-name="a1297" text:class-names=""><text:s text:c="1"/>labels of CIC-IDS and<text:s text:c="1"/></text:span><text:span text:style-name="a1298" text:class-names="">CICFlowMeter</text:span><text:span text:style-name="a1299" text:class-names=""><text:s text:c="1"/>bugs</text:span></text:p>
              </text:list-item>
            </text:list>
            <text:list text:style-name="a1313">
              <text:list-item>
                <text:p text:style-name="a1312" text:class-names="" text:cond-style-name=""><text:span text:style-name="a1302" text:class-names="">Remove</text:span><text:span text:style-name="a1303" text:class-names=""><text:s text:c="1"/>the<text:s text:c="1"/></text:span><text:span text:style-name="a1304" text:class-names="">timeout</text:span><text:span text:style-name="a1305" text:class-names=""><text:s text:c="1"/></text:span><text:span text:style-name="a1306" text:class-names="">that</text:span><text:span text:style-name="a1307" text:class-names=""><text:s text:c="1"/>cause a flow to be<text:s text:c="1"/></text:span><text:span text:style-name="a1308" text:class-names="">truncated</text:span><text:span text:style-name="a1309" text:class-names=""><text:s text:c="1"/>by<text:s text:c="1"/></text:span><text:span text:style-name="a1310" text:class-names="">adhering</text:span><text:span text:style-name="a1311" text:class-names=""><text:s text:c="1"/>to the TCP standard</text:span></text:p>
              </text:list-item>
            </text:list>
            <text:list text:style-name="a1327">
              <text:list-item>
                <text:p text:style-name="a1326" text:class-names="" text:cond-style-name=""><text:span text:style-name="a1314" text:class-names="">They</text:span><text:span text:style-name="a1315" text:class-names=""><text:s text:c="1"/></text:span><text:span text:style-name="a1316" text:class-names="">provide</text:span><text:span text:style-name="a1317" text:class-names=""><text:s text:c="1"/>160 pages<text:s text:c="1"/></text:span><text:span text:style-name="a1318" text:class-names="">about</text:span><text:span text:style-name="a1319" text:class-names=""><text:s text:c="1"/></text:span><text:span text:style-name="a1320" text:class-names="">how</text:span><text:span text:style-name="a1321" text:class-names=""><text:s text:c="1"/>to make<text:s text:c="1"/></text:span><text:span text:style-name="a1322" text:class-names="">labeling</text:span><text:span text:style-name="a1323" text:class-names=""><text:s text:c="1"/>in the<text:s text:c="1"/></text:span><text:span text:style-name="a1324" text:class-names="">correct</text:span><text:span text:style-name="a1325" text:class-names=""><text:s text:c="1"/>way</text:span></text:p>
              </text:list-item>
            </text:list>
            <text:list text:style-name="a1330">
              <text:list-item>
                <text:p text:style-name="a1329" text:class-names="" text:cond-style-name=""><text:span text:style-name="a1328" text:class-names=""/></text:p>
              </text:list-item>
            </text:list>
          </draw:text-box>
          <svg:title/>
          <svg:desc/>
        </draw:frame>
      </draw:page>
      <draw:page draw:name="Slide11" draw:style-name="a1333" draw:master-page-name="Master2-Layout2-obj-Titolo-e-contenuto" presentation:presentation-page-layout-name="Master2-PPL2" draw:id="Slide-266">
        <draw:frame draw:id="id159" presentation:style-name="a1337" draw:name="Titolo 1" svg:x="0.55118in" svg:y="0.32953in" svg:width="9.92087in" svg:height="1.38031in" presentation:class="title" presentation:placeholder="false">
          <draw:text-box>
            <text:p text:style-name="a1336" text:class-names="" text:cond-style-name=""><text:span text:style-name="a1334" text:class-names="">Dataset</text:span><text:span text:style-name="a1335" text:class-names=""/></text:p>
          </draw:text-box>
          <svg:title/>
          <svg:desc/>
        </draw:frame>
        <draw:frame draw:id="id160" presentation:style-name="a1388" draw:name="Segnaposto contenuto 2" svg:x="0.55118in" svg:y="1.93465in" svg:width="9.92087in" svg:height="5.30945in" presentation:class="outline" presentation:placeholder="false">
          <draw:text-box>
            <text:list text:style-name="a1346">
              <text:list-item>
                <text:p text:style-name="a1345" text:class-names="" text:cond-style-name=""><text:span text:style-name="a1338" text:class-names="">[11] CRiSYS-2022<text:s text:c="1"/></text:span><text:span text:style-name="a1339" text:class-names="">another</text:span><text:span text:style-name="a1340" text:class-names=""><text:s text:c="1"/></text:span><text:span text:style-name="a1341" text:class-names="">improvement</text:span><text:span text:style-name="a1342" text:class-names=""><text:s text:c="1"/>over WTMC-2021 and<text:s text:c="1"/></text:span><text:span text:style-name="a1343" text:class-names="">CICFlowMeter</text:span><text:span text:style-name="a1344" text:class-names=""/></text:p>
              </text:list-item>
            </text:list>
            <text:list text:style-name="a1362">
              <text:list-item>
                <text:p text:style-name="a1361" text:class-names="" text:cond-style-name=""><text:span text:style-name="a1347" text:class-names="">They</text:span><text:span text:style-name="a1348" text:class-names=""><text:s text:c="1"/></text:span><text:span text:style-name="a1349" text:class-names="">add</text:span><text:span text:style-name="a1350" text:class-names=""><text:s text:c="1"/></text:span><text:span text:style-name="a1351" text:class-names="">Port</text:span><text:span text:style-name="a1352" text:class-names=""><text:s text:c="1"/></text:span><text:span text:style-name="a1353" text:class-names="">Scan</text:span><text:span text:style-name="a1354" text:class-names=""><text:s text:c="1"/>label<text:s text:c="1"/></text:span><text:span text:style-name="a1355" text:class-names="">which</text:span><text:span text:style-name="a1356" text:class-names=""><text:s text:c="1"/></text:span><text:span text:style-name="a1357" text:class-names="">was</text:span><text:span text:style-name="a1358" text:class-names=""><text:s text:c="1"/></text:span><text:span text:style-name="a1359" text:class-names="">missing</text:span><text:span text:style-name="a1360" text:class-names=""/></text:p>
              </text:list-item>
            </text:list>
            <text:list text:style-name="a1387">
              <text:list-item>
                <text:p text:style-name="a1386" text:class-names="" text:cond-style-name=""><text:span text:style-name="a1363" text:class-names="">They</text:span><text:span text:style-name="a1364" text:class-names=""><text:s text:c="1"/></text:span><text:span text:style-name="a1365" text:class-names="">remove</text:span><text:span text:style-name="a1366" text:class-names=""><text:s text:c="1"/></text:span><text:span text:style-name="a1367" text:class-names="">from</text:span><text:span text:style-name="a1368" text:class-names=""><text:s text:c="1"/></text:span><text:span text:style-name="a1369" text:class-names="">the</text:span><text:span text:style-name="a1370" text:class-names=""><text:s text:c="1"/></text:span><text:span text:style-name="a1371" text:class-names="">raw</text:span><text:span text:style-name="a1372" text:class-names=""><text:s text:c="1"/></text:span><text:span text:style-name="a1373" text:class-names="">data</text:span><text:span text:style-name="a1374" text:class-names=""><text:s text:c="1"/></text:span><text:span text:style-name="a1375" text:class-names="">duplicated</text:span><text:span text:style-name="a1376" text:class-names=""><text:s text:c="1"/></text:span><text:span text:style-name="a1377" text:class-names="">packets</text:span><text:span text:style-name="a1378" text:class-names=""><text:s text:c="1"/></text:span><text:span text:style-name="a1379" text:class-names="">and</text:span><text:span text:style-name="a1380" text:class-names=""><text:s text:c="1"/></text:span><text:span text:style-name="a1381" text:class-names="">sort</text:span><text:span text:style-name="a1382" text:class-names=""><text:s text:c="1"/></text:span><text:span text:style-name="a1383" text:class-names="">the<text:s text:c="1"/></text:span><text:span text:style-name="a1384" text:class-names="">packets</text:span><text:span text:style-name="a1385" text:class-names=""/></text:p>
              </text:list-item>
            </text:list>
          </draw:text-box>
          <svg:title/>
          <svg:desc/>
        </draw:frame>
      </draw:page>
      <draw:page draw:name="Slide12" draw:style-name="a1390" draw:master-page-name="Master2-Layout2-obj-Titolo-e-contenuto" presentation:presentation-page-layout-name="Master2-PPL2" draw:id="Slide-267">
        <draw:frame draw:id="id161" presentation:style-name="a1394" draw:name="Titolo 1" svg:x="0.55118in" svg:y="0.32953in" svg:width="9.92087in" svg:height="1.38031in" presentation:class="title" presentation:placeholder="false">
          <draw:text-box>
            <text:p text:style-name="a1393" text:class-names="" text:cond-style-name=""><text:span text:style-name="a1391" text:class-names="">Dataset</text:span><text:span text:style-name="a1392" text:class-names=""/></text:p>
          </draw:text-box>
          <svg:title/>
          <svg:desc/>
        </draw:frame>
        <draw:frame draw:id="id162" presentation:style-name="a1435" draw:name="Segnaposto contenuto 2" svg:x="0.55118in" svg:y="1.93465in" svg:width="9.92087in" svg:height="5.30945in" presentation:class="outline" presentation:placeholder="false">
          <draw:text-box>
            <text:list text:style-name="a1399">
              <text:list-item>
                <text:p text:style-name="a1398" text:class-names="" text:cond-style-name=""><text:span text:style-name="a1395" text:class-names="">[12] NFS-2023-nTE and NFS-2023-TE<text:s text:c="1"/></text:span><text:span text:style-name="a1396" text:class-names="">improvement</text:span><text:span text:style-name="a1397" text:class-names=""><text:s text:c="1"/>over CRiSYS-2022</text:span></text:p>
              </text:list-item>
            </text:list>
            <text:list text:style-name="a1411">
              <text:list-item>
                <text:p text:style-name="a1410" text:class-names="" text:cond-style-name=""><text:span text:style-name="a1400" text:class-names="">NFStream</text:span><text:span text:style-name="a1401" text:class-names=""><text:s text:c="1"/>[13]<text:s text:c="1"/></text:span><text:span text:style-name="a1402" text:class-names="">instead</text:span><text:span text:style-name="a1403" text:class-names=""><text:s text:c="1"/>of<text:s text:c="1"/></text:span><text:span text:style-name="a1404" text:class-names="">CICFlowMeter</text:span><text:span text:style-name="a1405" text:class-names=""><text:s text:c="1"/></text:span><text:span text:style-name="a1406" text:class-names="">because</text:span><text:span text:style-name="a1407" text:class-names=""><text:s text:c="1"/>of<text:s text:c="1"/></text:span><text:span text:style-name="a1408" text:class-names="">miscounted</text:span><text:span text:style-name="a1409" text:class-names=""><text:s text:c="1"/>FIN and RST flags</text:span></text:p>
              </text:list-item>
            </text:list>
            <text:list text:style-name="a1424">
              <text:list-item>
                <text:p text:style-name="a1423" text:class-names="" text:cond-style-name=""><text:span text:style-name="a1412" text:class-names="">NFS-2023-nTE<text:s text:c="1"/></text:span><text:span text:style-name="a1413" text:class-names="">version</text:span><text:span text:style-name="a1414" text:class-names=""><text:s text:c="1"/>with<text:s text:c="1"/></text:span><text:span text:style-name="a1415" text:class-names="">connect</text:span><text:span text:style-name="a1416" text:class-names=""><text:s text:c="1"/></text:span><text:span text:style-name="a1417" text:class-names="">timeout</text:span><text:span text:style-name="a1418" text:class-names=""><text:s text:c="1"/></text:span><text:span text:style-name="a1419" text:class-names="">as</text:span><text:span text:style-name="a1420" text:class-names=""><text:s text:c="1"/>some flow<text:s text:c="1"/></text:span><text:span text:style-name="a1421" text:class-names="">analyzer</text:span><text:span text:style-name="a1422" text:class-names=""><text:s text:c="1"/>do</text:span></text:p>
              </text:list-item>
            </text:list>
            <text:list text:style-name="a1434">
              <text:list-item>
                <text:p text:style-name="a1433" text:class-names="" text:cond-style-name=""><text:span text:style-name="a1425" text:class-names="">NFS-2023-TE<text:s text:c="1"/></text:span><text:span text:style-name="a1426" text:class-names="">version</text:span><text:span text:style-name="a1427" text:class-names=""><text:s text:c="1"/></text:span><text:span text:style-name="a1428" text:class-names="">that</text:span><text:span text:style-name="a1429" text:class-names=""><text:s text:c="1"/></text:span><text:span text:style-name="a1430" text:class-names="">adher</text:span><text:span text:style-name="a1431" text:class-names=""><text:s text:c="1"/>with TCP standard</text:span><text:span text:style-name="a1432" text:class-names=""/></text:p>
              </text:list-item>
            </text:list>
          </draw:text-box>
          <svg:title/>
          <svg:desc/>
        </draw:frame>
      </draw:page>
      <draw:page draw:name="Slide13" draw:style-name="a1437" draw:master-page-name="Master2-Layout2-obj-Titolo-e-contenuto" presentation:presentation-page-layout-name="Master2-PPL2" draw:id="Slide-268">
        <draw:frame draw:id="id163" presentation:style-name="a1441" draw:name="Titolo 1" svg:x="0.55118in" svg:y="0.32953in" svg:width="9.92087in" svg:height="1.38031in" presentation:class="title" presentation:placeholder="false">
          <draw:text-box>
            <text:p text:style-name="a1440" text:class-names="" text:cond-style-name=""><text:span text:style-name="a1438" text:class-names="">Dataset</text:span><text:span text:style-name="a1439" text:class-names=""/></text:p>
          </draw:text-box>
          <svg:title/>
          <svg:desc/>
        </draw:frame>
        <draw:frame draw:id="id164" presentation:style-name="a1504" draw:name="Segnaposto contenuto 2" svg:x="0.55118in" svg:y="1.93465in" svg:width="9.92087in" svg:height="5.30945in" presentation:class="outline" presentation:placeholder="false">
          <draw:text-box>
            <text:list text:style-name="a1454">
              <text:list-item>
                <text:p text:style-name="a1453" text:class-names="" text:cond-style-name=""><text:span text:style-name="a1442" text:class-names="">[14]<text:s text:c="1"/></text:span><text:span text:style-name="a1443" text:class-names="">Hikari</text:span><text:span text:style-name="a1444" text:class-names=""><text:s text:c="1"/></text:span><text:span text:style-name="a1445" text:class-names="">2021</text:span><text:span text:style-name="a1446" text:class-names=""><text:s text:c="1"/></text:span><text:span text:style-name="a1447" text:class-names="">the</text:span><text:span text:style-name="a1448" text:class-names=""><text:s text:c="1"/></text:span><text:span text:style-name="a1449" text:class-names="">latest</text:span><text:span text:style-name="a1450" text:class-names=""><text:s text:c="1"/>IDS dataset<text:s text:c="1"/></text:span><text:span text:style-name="a1451" text:class-names="">inspired</text:span><text:span text:style-name="a1452" text:class-names=""><text:s text:c="1"/>by CIC-IDS 2017</text:span></text:p>
              </text:list-item>
            </text:list>
            <text:list text:style-name="a1472">
              <text:list-item>
                <text:p text:style-name="a1471" text:class-names="" text:cond-style-name=""><text:span text:style-name="a1455" text:class-names="">Using</text:span><text:span text:style-name="a1456" text:class-names=""><text:s text:c="1"/></text:span><text:span text:style-name="a1457" text:class-names="">Zeek</text:span><text:span text:style-name="a1458" text:class-names=""><text:s text:c="1"/></text:span><text:span text:style-name="a1459" text:class-names="">is</text:span><text:span text:style-name="a1460" text:class-names=""><text:s text:c="1"/></text:span><text:span text:style-name="a1461" text:class-names="">not</text:span><text:span text:style-name="a1462" text:class-names=""><text:s text:c="1"/></text:span><text:span text:style-name="a1463" text:class-names="">supposed</text:span><text:span text:style-name="a1464" text:class-names=""><text:s text:c="1"/>to<text:s text:c="1"/></text:span><text:span text:style-name="a1465" text:class-names="">have</text:span><text:span text:style-name="a1466" text:class-names=""><text:s text:c="1"/>the<text:s text:c="1"/></text:span><text:span text:style-name="a1467" text:class-names="">issues</text:span><text:span text:style-name="a1468" text:class-names=""><text:s text:c="1"/>of<text:s text:c="1"/></text:span><text:span text:style-name="a1469" text:class-names="">CICFlowMeter</text:span><text:span text:style-name="a1470" text:class-names=""/></text:p>
              </text:list-item>
            </text:list>
            <text:list text:style-name="a1482">
              <text:list-item>
                <text:p text:style-name="a1481" text:class-names="" text:cond-style-name=""><text:span text:style-name="a1473" text:class-names="">Less</text:span><text:span text:style-name="a1474" text:class-names=""><text:s text:c="1"/></text:span><text:span text:style-name="a1475" text:class-names="">imbalanced</text:span><text:span text:style-name="a1476" text:class-names=""><text:s text:c="1"/></text:span><text:span text:style-name="a1477" text:class-names="">than</text:span><text:span text:style-name="a1478" text:class-names=""><text:s text:c="1"/>CIC-IDS 2017, more up-to-date<text:s text:c="1"/></text:span><text:span text:style-name="a1479" text:class-names="">attacks</text:span><text:span text:style-name="a1480" text:class-names=""/></text:p>
              </text:list-item>
            </text:list>
            <text:list text:style-name="a1500">
              <text:list-item>
                <text:p text:style-name="a1499" text:class-names="" text:cond-style-name=""><text:span text:style-name="a1483" text:class-names="">They</text:span><text:span text:style-name="a1484" text:class-names=""><text:s text:c="1"/>make use<text:s text:c="1"/></text:span><text:span text:style-name="a1485" text:class-names="">only</text:span><text:span text:style-name="a1486" text:class-names=""><text:s text:c="1"/>of<text:s text:c="1"/></text:span><text:span text:style-name="a1487" text:class-names="">cifred</text:span><text:span text:style-name="a1488" text:class-names=""><text:s text:c="1"/></text:span><text:span text:style-name="a1489" text:class-names="">traffic</text:span><text:span text:style-name="a1490" text:class-names=""><text:s text:c="1"/>and<text:s text:c="1"/></text:span><text:span text:style-name="a1491" text:class-names="">they</text:span><text:span text:style-name="a1492" text:class-names=""><text:s text:c="1"/></text:span><text:span text:style-name="a1493" text:class-names="">provide</text:span><text:span text:style-name="a1494" text:class-names=""><text:s text:c="1"/></text:span><text:span text:style-name="a1495" text:class-names="">as</text:span><text:span text:style-name="a1496" text:class-names=""><text:s text:c="1"/></text:span><text:span text:style-name="a1497" text:class-names="">well</text:span><text:span text:style-name="a1498" text:class-names=""><text:s text:c="1"/>pcap files</text:span></text:p>
              </text:list-item>
            </text:list>
            <text:list text:style-name="a1503">
              <text:list-item>
                <text:p text:style-name="a1502" text:class-names="" text:cond-style-name=""><text:span text:style-name="a1501" text:class-names=""/></text:p>
              </text:list-item>
            </text:list>
          </draw:text-box>
          <svg:title/>
          <svg:desc/>
        </draw:frame>
      </draw:page>
      <draw:page draw:name="Slide16" draw:style-name="a1506" draw:master-page-name="Master2-Layout2-obj-Titolo-e-contenuto" presentation:presentation-page-layout-name="Master2-PPL2" draw:id="Slide-271">
        <draw:frame draw:id="id165" presentation:style-name="a1511" draw:name="Titolo 1" svg:x="0.55118in" svg:y="0.32953in" svg:width="9.92087in" svg:height="1.38031in" presentation:class="title" presentation:placeholder="false">
          <draw:text-box>
            <text:p text:style-name="a1510" text:class-names="" text:cond-style-name=""><text:span text:style-name="a1507" text:class-names="">Issues of public datasets<text:s text:c="1"/></text:span><text:span text:style-name="a1508" text:class-names="">[15]</text:span><text:span text:style-name="a1509" text:class-names=""/></text:p>
          </draw:text-box>
          <svg:title/>
          <svg:desc/>
        </draw:frame>
        <draw:frame draw:id="id166" presentation:style-name="a1536" draw:name="Segnaposto contenuto 2" svg:x="0.55118in" svg:y="1.93465in" svg:width="9.92087in" svg:height="5.30945in" presentation:class="outline" presentation:placeholder="false">
          <draw:text-box>
            <text:list text:style-name="a1519">
              <text:list-item>
                <text:p text:style-name="a1518" text:class-names="" text:cond-style-name=""><text:span text:style-name="a1512" text:class-names="">Simplification</text:span><text:span text:style-name="a1513" text:class-names=""><text:s text:c="1"/>of the data<text:s text:c="1"/></text:span><text:span text:style-name="a1514" text:class-names="">collection</text:span><text:span text:style-name="a1515" text:class-names=""><text:s text:c="1"/></text:span><text:span text:style-name="a1516" text:class-names="">environment</text:span><text:span text:style-name="a1517" text:class-names=""/></text:p>
              </text:list-item>
            </text:list>
            <text:list text:style-name="a1522">
              <text:list-item>
                <text:p text:style-name="a1521" text:class-names="" text:cond-style-name=""><text:span text:style-name="a1520" text:class-names="">Contemporaneity and effectiveness of the attack ⭐</text:span></text:p>
              </text:list-item>
            </text:list>
            <text:list text:style-name="a1525">
              <text:list-item>
                <text:p text:style-name="a1524" text:class-names="" text:cond-style-name=""><text:span text:style-name="a1523" text:class-names="">Representativeness of the normal baselines</text:span></text:p>
              </text:list-item>
            </text:list>
            <text:list text:style-name="a1529">
              <text:list-item>
                <text:p text:style-name="a1528" text:class-names="" text:cond-style-name=""><text:span text:style-name="a1526" text:class-names="">Bugs of the feature extractor and incorrect ﬂow records<text:s text:c="1"/></text:span><text:span text:style-name="a1527" text:class-names="">⭐ ❤️</text:span></text:p>
              </text:list-item>
            </text:list>
            <text:list text:style-name="a1532">
              <text:list-item>
                <text:p text:style-name="a1531" text:class-names="" text:cond-style-name=""><text:span text:style-name="a1530" text:class-names=""/></text:p>
              </text:list-item>
            </text:list>
            <text:list text:style-name="a1535">
              <text:list-item>
                <text:p text:style-name="a1534" text:class-names="" text:cond-style-name=""><text:span text:style-name="a1533" text:class-names=""/></text:p>
              </text:list-item>
            </text:list>
          </draw:text-box>
          <svg:title/>
          <svg:desc/>
        </draw:frame>
        <draw:frame draw:id="id167" draw:style-name="a1550" draw:name="CasellaDiTesto 6" svg:x="0.73914in" svg:y="7.36202in" svg:width="7.3194in" svg:height="0.40391in">
          <draw:text-box>
            <text:p text:style-name="a1549" text:class-names="" text:cond-style-name=""><text:span text:style-name="a1537" text:class-names="">⭐<text:s text:c="1"/></text:span><text:span text:style-name="a1538" text:class-names="">Addressed</text:span><text:span text:style-name="a1539" text:class-names=""><text:s text:c="1"/></text:span><text:span text:style-name="a1540" text:class-names="">by<text:s text:c="1"/></text:span><text:span text:style-name="a1541" text:class-names="">Hikari</text:span><text:span text:style-name="a1542" text:class-names=""><text:s text:c="1"/></text:span><text:span text:style-name="a1543" text:class-names="">❤️</text:span><text:span text:style-name="a1544" text:class-names=""><text:s text:c="1"/></text:span><text:span text:style-name="a1545" text:class-names="">Addressed</text:span><text:span text:style-name="a1546" text:class-names=""><text:s text:c="1"/>by CIC-IDS<text:s text:c="1"/></text:span><text:span text:style-name="a1547" text:class-names="">improvements</text:span><text:span text:style-name="a1548" text:class-names=""/></text:p>
          </draw:text-box>
          <svg:title/>
          <svg:desc/>
        </draw:frame>
      </draw:page>
      <draw:page draw:name="Slide17" draw:style-name="a1552" draw:master-page-name="Master2-Layout2-obj-Titolo-e-contenuto" presentation:presentation-page-layout-name="Master2-PPL2" draw:id="Slide-272">
        <draw:frame draw:id="id168" presentation:style-name="a1557" draw:name="Titolo 1" svg:x="0.55118in" svg:y="0.32953in" svg:width="9.92087in" svg:height="1.38031in" presentation:class="title" presentation:placeholder="false">
          <draw:text-box>
            <text:p text:style-name="a1556" text:class-names="" text:cond-style-name=""><text:span text:style-name="a1553" text:class-names="">Issues of public datasets<text:s text:c="1"/></text:span><text:span text:style-name="a1554" text:class-names="">[15]</text:span><text:span text:style-name="a1555" text:class-names=""/></text:p>
          </draw:text-box>
          <svg:title/>
          <svg:desc/>
        </draw:frame>
        <draw:frame draw:id="id169" presentation:style-name="a1572" draw:name="Segnaposto contenuto 2" svg:x="0.55118in" svg:y="1.93465in" svg:width="9.92087in" svg:height="5.30945in" presentation:class="outline" presentation:placeholder="false">
          <draw:text-box>
            <text:list text:style-name="a1562">
              <text:list-item>
                <text:p text:style-name="a1561" text:class-names="" text:cond-style-name=""><text:span text:style-name="a1558" text:class-names="">Data<text:s text:c="1"/></text:span><text:span text:style-name="a1559" text:class-names="">Labeling</text:span><text:span text:style-name="a1560" text:class-names=""><text:s text:c="1"/>⭐ ❤️</text:span></text:p>
              </text:list-item>
            </text:list>
            <text:list text:style-name="a1568">
              <text:list-item>
                <text:p text:style-name="a1567" text:class-names="" text:cond-style-name=""><text:span text:style-name="a1563" text:class-names="">Class<text:s text:c="1"/></text:span><text:span text:style-name="a1564" text:class-names="">imbalance</text:span><text:span text:style-name="a1565" text:class-names=""><text:s text:c="1"/>⭐</text:span><text:span text:style-name="a1566" text:class-names=""/></text:p>
              </text:list-item>
            </text:list>
            <text:list text:style-name="a1571">
              <text:list-item>
                <text:p text:style-name="a1570" text:class-names="" text:cond-style-name=""><text:span text:style-name="a1569" text:class-names=""/></text:p>
              </text:list-item>
            </text:list>
          </draw:text-box>
          <svg:title/>
          <svg:desc/>
        </draw:frame>
        <draw:frame draw:id="id170" draw:style-name="a1583" draw:name="CasellaDiTesto 6" svg:x="0.73914in" svg:y="7.36202in" svg:width="7.3194in" svg:height="0.40391in">
          <draw:text-box>
            <text:p text:style-name="a1582" text:class-names="" text:cond-style-name=""><text:span text:style-name="a1573" text:class-names="">⭐<text:s text:c="1"/></text:span><text:span text:style-name="a1574" text:class-names="">Addressed</text:span><text:span text:style-name="a1575" text:class-names=""><text:s text:c="1"/>by<text:s text:c="1"/></text:span><text:span text:style-name="a1576" text:class-names="">Hikari</text:span><text:span text:style-name="a1577" text:class-names=""><text:s text:c="1"/>❤️<text:s text:c="1"/></text:span><text:span text:style-name="a1578" text:class-names="">Addressed</text:span><text:span text:style-name="a1579" text:class-names=""><text:s text:c="1"/>by CIC-IDS<text:s text:c="1"/></text:span><text:span text:style-name="a1580" text:class-names="">improvements</text:span><text:span text:style-name="a1581" text:class-names=""/></text:p>
          </draw:text-box>
          <svg:title/>
          <svg:desc/>
        </draw:frame>
      </draw:page>
      <draw:page draw:name="Slide18" draw:style-name="a1585" draw:master-page-name="Master2-Layout2-obj-Titolo-e-contenuto" presentation:presentation-page-layout-name="Master2-PPL2" draw:id="Slide-273">
        <draw:frame draw:id="id171" presentation:style-name="a1591" draw:name="Titolo 1" svg:x="0.55118in" svg:y="0.32953in" svg:width="9.92087in" svg:height="1.38031in" presentation:class="title" presentation:placeholder="false">
          <draw:text-box>
            <text:p text:style-name="a1590" text:class-names="" text:cond-style-name=""><text:span text:style-name="a1586" text:class-names="">Bad</text:span><text:span text:style-name="a1587" text:class-names=""><text:s text:c="1"/>practice<text:s text:c="1"/></text:span><text:span text:style-name="a1588" text:class-names="">[15]</text:span><text:span text:style-name="a1589" text:class-names=""/></text:p>
          </draw:text-box>
          <svg:title/>
          <svg:desc/>
        </draw:frame>
        <draw:frame draw:id="id172" presentation:style-name="a1616" draw:name="Segnaposto contenuto 2" svg:x="0.55118in" svg:y="1.93465in" svg:width="9.92087in" svg:height="5.30945in" presentation:class="outline" presentation:placeholder="false">
          <draw:text-box>
            <text:list text:style-name="a1594">
              <text:list-item>
                <text:p text:style-name="a1593" text:class-names="" text:cond-style-name=""><text:span text:style-name="a1592" text:class-names="">Attack-revealing features and ease of detection</text:span></text:p>
              </text:list-item>
            </text:list>
            <text:list text:style-name="a1599">
              <text:list-item>
                <text:p text:style-name="a1598" text:class-names="" text:cond-style-name=""><text:span text:style-name="a1595" text:class-names="">Data<text:s text:c="1"/></text:span><text:span text:style-name="a1596" text:class-names="">partitioning</text:span><text:span text:style-name="a1597" text:class-names=""/></text:p>
              </text:list-item>
            </text:list>
            <text:list text:style-name="a1605">
              <text:list-item>
                <text:p text:style-name="a1604" text:class-names="" text:cond-style-name=""><text:span text:style-name="a1600" text:class-names="">Unmotivated</text:span><text:span text:style-name="a1601" text:class-names=""><text:s text:c="1"/></text:span><text:span text:style-name="a1602" text:class-names="">complexity</text:span><text:span text:style-name="a1603" text:class-names=""><text:s text:c="1"/>[16]</text:span></text:p>
              </text:list-item>
            </text:list>
            <text:list text:style-name="a1609">
              <text:list-item>
                <text:p text:style-name="a1608" text:class-names="" text:cond-style-name=""><text:span text:style-name="a1606" text:class-names="">Use of the evaluation metrics</text:span><text:span text:style-name="a1607" text:class-names=""/></text:p>
              </text:list-item>
            </text:list>
            <text:list text:style-name="a1615">
              <text:list-item>
                <text:p text:style-name="a1614" text:class-names="" text:cond-style-name=""><text:span text:style-name="a1610" text:class-names="">Lack</text:span><text:span text:style-name="a1611" text:class-names=""><text:s text:c="1"/>of<text:s text:c="1"/></text:span><text:span text:style-name="a1612" text:class-names="">transferability</text:span><text:span text:style-name="a161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tito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in" svg:y="7.87402in" svg:width="2.56811in" svg:height="0.25512in"/>
      <presentation:placeholder presentation:object="footer" svg:x="3.77008in" svg:y="7.87402in" svg:width="3.49409in" svg:height="0.18858in"/>
      <presentation:placeholder presentation:object="page-number" svg:x="10.15748in" svg:y="7.91339in" svg:width="0.70866in" svg:height="0.31496in"/>
    </style:presentation-page-layout>
    <style:presentation-page-layout style:name="Master1-PPL2" style:display-name="Titolo e contenuto">
      <presentation:placeholder presentation:object="title" svg:x="0.31496in" svg:y="1.88976in" svg:width="9.76339in" svg:height="1.95394in"/>
      <presentation:placeholder presentation:object="object" svg:x="4.40984in" svg:y="4.21535in" svg:width="5.6689in" svg:height="1.06024in"/>
      <presentation:placeholder presentation:object="date-time" svg:x="0in" svg:y="7.87402in" svg:width="2.56811in" svg:height="0.25512in"/>
      <presentation:placeholder presentation:object="footer" svg:x="3.77008in" svg:y="7.87402in" svg:width="3.49409in" svg:height="0.18858in"/>
      <presentation:placeholder presentation:object="page-number" svg:x="10.15748in" svg:y="7.91339in" svg:width="0.70866in" svg:height="0.31496in"/>
    </style:presentation-page-layout>
    <style:presentation-page-layout style:name="Master1-PPL3" style:display-name="Intestazione sezione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in" svg:y="7.87402in" svg:width="2.56811in" svg:height="0.25512in"/>
      <presentation:placeholder presentation:object="footer" svg:x="3.77008in" svg:y="7.87402in" svg:width="3.49409in" svg:height="0.18858in"/>
      <presentation:placeholder presentation:object="page-number" svg:x="10.15748in" svg:y="7.91339in" svg:width="0.70866in" svg:height="0.31496in"/>
    </style:presentation-page-layout>
    <style:presentation-page-layout style:name="Master1-PPL4" style:display-name="Due contenuti">
      <presentation:placeholder presentation:object="title" svg:x="0.31496in" svg:y="1.88976in" svg:width="9.76339in" svg:height="1.95394in"/>
      <presentation:placeholder presentation:object="object" svg:x="4.40972in" svg:y="4.21528in" svg:width="2.75in" svg:height="1.06076in"/>
      <presentation:placeholder presentation:object="object" svg:x="7.32639in" svg:y="4.21528in" svg:width="2.75174in" svg:height="1.06076in"/>
      <presentation:placeholder presentation:object="date-time" svg:x="0in" svg:y="7.87402in" svg:width="2.56811in" svg:height="0.25512in"/>
      <presentation:placeholder presentation:object="footer" svg:x="3.77008in" svg:y="7.87402in" svg:width="3.49409in" svg:height="0.18858in"/>
      <presentation:placeholder presentation:object="page-number" svg:x="10.15748in" svg:y="7.91339in" svg:width="0.70866in" svg:height="0.31496in"/>
    </style:presentation-page-layout>
    <style:presentation-page-layout style:name="Master1-PPL5" style:display-name="Confronto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in" svg:y="7.87402in" svg:width="2.56811in" svg:height="0.25512in"/>
      <presentation:placeholder presentation:object="footer" svg:x="3.77008in" svg:y="7.87402in" svg:width="3.49409in" svg:height="0.18858in"/>
      <presentation:placeholder presentation:object="page-number" svg:x="10.15748in" svg:y="7.91339in" svg:width="0.70866in" svg:height="0.31496in"/>
    </style:presentation-page-layout>
    <style:presentation-page-layout style:name="Master1-PPL6" style:display-name="Solo titolo">
      <presentation:placeholder presentation:object="title" svg:x="0.31496in" svg:y="1.88976in" svg:width="9.76339in" svg:height="1.95394in"/>
      <presentation:placeholder presentation:object="date-time" svg:x="0in" svg:y="7.87402in" svg:width="2.56811in" svg:height="0.25512in"/>
      <presentation:placeholder presentation:object="footer" svg:x="3.77008in" svg:y="7.87402in" svg:width="3.49409in" svg:height="0.18858in"/>
      <presentation:placeholder presentation:object="page-number" svg:x="10.15748in" svg:y="7.91339in" svg:width="0.70866in" svg:height="0.31496in"/>
    </style:presentation-page-layout>
    <style:presentation-page-layout style:name="Master1-PPL7" style:display-name="Vuota">
      <presentation:placeholder presentation:object="date-time" svg:x="0in" svg:y="7.87402in" svg:width="2.56811in" svg:height="0.25512in"/>
      <presentation:placeholder presentation:object="footer" svg:x="3.77008in" svg:y="7.87402in" svg:width="3.49409in" svg:height="0.18858in"/>
      <presentation:placeholder presentation:object="page-number" svg:x="10.15748in" svg:y="7.91339in" svg:width="0.70866in" svg:height="0.31496in"/>
    </style:presentation-page-layout>
    <style:presentation-page-layout style:name="Master1-PPL8" style:display-name="Contenuto con didascalia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in" svg:y="7.87402in" svg:width="2.56811in" svg:height="0.25512in"/>
      <presentation:placeholder presentation:object="footer" svg:x="3.77008in" svg:y="7.87402in" svg:width="3.49409in" svg:height="0.18858in"/>
      <presentation:placeholder presentation:object="page-number" svg:x="10.15748in" svg:y="7.91339in" svg:width="0.70866in" svg:height="0.31496in"/>
    </style:presentation-page-layout>
    <style:presentation-page-layout style:name="Master1-PPL9" style:display-name="Immagine con didascalia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in" svg:y="7.87402in" svg:width="2.56811in" svg:height="0.25512in"/>
      <presentation:placeholder presentation:object="footer" svg:x="3.77008in" svg:y="7.87402in" svg:width="3.49409in" svg:height="0.18858in"/>
      <presentation:placeholder presentation:object="page-number" svg:x="10.15748in" svg:y="7.91339in" svg:width="0.70866in" svg:height="0.31496in"/>
    </style:presentation-page-layout>
    <style:presentation-page-layout style:name="Master1-PPL10" style:display-name="Titolo e testo verticale">
      <presentation:placeholder presentation:object="title" svg:x="0.31496in" svg:y="1.88976in" svg:width="9.76339in" svg:height="1.95394in"/>
      <presentation:placeholder presentation:object="outline" svg:x="4.40984in" svg:y="4.21535in" svg:width="5.6689in" svg:height="1.06024in"/>
      <presentation:placeholder presentation:object="date-time" svg:x="0in" svg:y="7.87402in" svg:width="2.56811in" svg:height="0.25512in"/>
      <presentation:placeholder presentation:object="footer" svg:x="3.77008in" svg:y="7.87402in" svg:width="3.49409in" svg:height="0.18858in"/>
      <presentation:placeholder presentation:object="page-number" svg:x="10.15748in" svg:y="7.91339in" svg:width="0.70866in" svg:height="0.31496in"/>
    </style:presentation-page-layout>
    <style:presentation-page-layout style:name="Master1-PPL11" style:display-name="Titolo e testo verticale">
      <presentation:placeholder presentation:object="title" svg:x="7.63715in" svg:y="1.89063in" svg:width="2.44097in" svg:height="3.38542in"/>
      <presentation:placeholder presentation:object="outline" svg:x="0.31424in" svg:y="1.89063in" svg:width="7.15625in" svg:height="3.38542in"/>
      <presentation:placeholder presentation:object="date-time" svg:x="0in" svg:y="7.87402in" svg:width="2.56811in" svg:height="0.25512in"/>
      <presentation:placeholder presentation:object="footer" svg:x="3.77008in" svg:y="7.87402in" svg:width="3.49409in" svg:height="0.18858in"/>
      <presentation:placeholder presentation:object="page-number" svg:x="10.15748in" svg:y="7.91339in" svg:width="0.70866in" svg:height="0.31496in"/>
    </style:presentation-page-layout>
    <style:presentation-page-layout style:name="Master2-PPL1" style:display-name="Diapositiva tito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03031in" svg:y="7.95276in" svg:width="2.56811in" svg:height="0.57008in"/>
      <presentation:placeholder presentation:object="footer" svg:x="3.77008in" svg:y="7.95276in" svg:width="3.49409in" svg:height="0.57008in"/>
      <presentation:placeholder presentation:object="page-number" svg:x="8.29803in" svg:y="7.93386in" svg:width="2.56811in" svg:height="0.57008in"/>
    </style:presentation-page-layout>
    <style:presentation-page-layout style:name="Master2-PPL2" style:display-name="Titolo e contenuto">
      <presentation:placeholder presentation:object="title" svg:x="0.55118in" svg:y="0.32953in" svg:width="9.92087in" svg:height="1.38031in"/>
      <presentation:placeholder presentation:object="object" svg:x="0.55118in" svg:y="1.93465in" svg:width="9.92087in" svg:height="5.30945in"/>
      <presentation:placeholder presentation:object="date-time" svg:x="0.03031in" svg:y="7.95276in" svg:width="2.56811in" svg:height="0.57008in"/>
      <presentation:placeholder presentation:object="footer" svg:x="3.77008in" svg:y="7.95276in" svg:width="3.49409in" svg:height="0.57008in"/>
      <presentation:placeholder presentation:object="page-number" svg:x="8.29803in" svg:y="7.93386in" svg:width="2.56811in" svg:height="0.57008in"/>
    </style:presentation-page-layout>
    <style:presentation-page-layout style:name="Master2-PPL3" style:display-name="Intestazione sezione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03031in" svg:y="7.95276in" svg:width="2.56811in" svg:height="0.57008in"/>
      <presentation:placeholder presentation:object="footer" svg:x="3.77008in" svg:y="7.95276in" svg:width="3.49409in" svg:height="0.57008in"/>
      <presentation:placeholder presentation:object="page-number" svg:x="8.29803in" svg:y="7.93386in" svg:width="2.56811in" svg:height="0.57008in"/>
    </style:presentation-page-layout>
    <style:presentation-page-layout style:name="Master2-PPL4" style:display-name="Due contenuti">
      <presentation:placeholder presentation:object="title" svg:x="0.55118in" svg:y="0.32953in" svg:width="9.92087in" svg:height="1.38031in"/>
      <presentation:placeholder presentation:object="object" svg:x="0.55035in" svg:y="1.93403in" svg:width="4.87674in" svg:height="5.31076in"/>
      <presentation:placeholder presentation:object="object" svg:x="5.59375in" svg:y="1.93403in" svg:width="4.87847in" svg:height="5.31076in"/>
      <presentation:placeholder presentation:object="date-time" svg:x="0.03031in" svg:y="7.95276in" svg:width="2.56811in" svg:height="0.57008in"/>
      <presentation:placeholder presentation:object="footer" svg:x="3.77008in" svg:y="7.95276in" svg:width="3.49409in" svg:height="0.57008in"/>
      <presentation:placeholder presentation:object="page-number" svg:x="8.29803in" svg:y="7.93386in" svg:width="2.56811in" svg:height="0.57008in"/>
    </style:presentation-page-layout>
    <style:presentation-page-layout style:name="Master2-PPL5" style:display-name="Confronto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03031in" svg:y="7.95276in" svg:width="2.56811in" svg:height="0.57008in"/>
      <presentation:placeholder presentation:object="footer" svg:x="3.77008in" svg:y="7.95276in" svg:width="3.49409in" svg:height="0.57008in"/>
      <presentation:placeholder presentation:object="page-number" svg:x="8.29803in" svg:y="7.93386in" svg:width="2.56811in" svg:height="0.57008in"/>
    </style:presentation-page-layout>
    <style:presentation-page-layout style:name="Master2-PPL6" style:display-name="Solo titolo">
      <presentation:placeholder presentation:object="title" svg:x="0.55118in" svg:y="0.32953in" svg:width="9.92087in" svg:height="1.38031in"/>
      <presentation:placeholder presentation:object="date-time" svg:x="0.03031in" svg:y="7.95276in" svg:width="2.56811in" svg:height="0.57008in"/>
      <presentation:placeholder presentation:object="footer" svg:x="3.77008in" svg:y="7.95276in" svg:width="3.49409in" svg:height="0.57008in"/>
      <presentation:placeholder presentation:object="page-number" svg:x="8.29803in" svg:y="7.93386in" svg:width="2.56811in" svg:height="0.57008in"/>
    </style:presentation-page-layout>
    <style:presentation-page-layout style:name="Master2-PPL7" style:display-name="Vuota">
      <presentation:placeholder presentation:object="date-time" svg:x="0.03031in" svg:y="7.95276in" svg:width="2.56811in" svg:height="0.57008in"/>
      <presentation:placeholder presentation:object="footer" svg:x="3.77008in" svg:y="7.95276in" svg:width="3.49409in" svg:height="0.57008in"/>
      <presentation:placeholder presentation:object="page-number" svg:x="8.29803in" svg:y="7.93386in" svg:width="2.56811in" svg:height="0.57008in"/>
    </style:presentation-page-layout>
    <style:presentation-page-layout style:name="Master2-PPL8" style:display-name="Contenuto con didascalia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03031in" svg:y="7.95276in" svg:width="2.56811in" svg:height="0.57008in"/>
      <presentation:placeholder presentation:object="footer" svg:x="3.77008in" svg:y="7.95276in" svg:width="3.49409in" svg:height="0.57008in"/>
      <presentation:placeholder presentation:object="page-number" svg:x="8.29803in" svg:y="7.93386in" svg:width="2.56811in" svg:height="0.57008in"/>
    </style:presentation-page-layout>
    <style:presentation-page-layout style:name="Master2-PPL9" style:display-name="Immagine con didascalia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03031in" svg:y="7.95276in" svg:width="2.56811in" svg:height="0.57008in"/>
      <presentation:placeholder presentation:object="footer" svg:x="3.77008in" svg:y="7.95276in" svg:width="3.49409in" svg:height="0.57008in"/>
      <presentation:placeholder presentation:object="page-number" svg:x="8.29803in" svg:y="7.93386in" svg:width="2.56811in" svg:height="0.57008in"/>
    </style:presentation-page-layout>
    <style:presentation-page-layout style:name="Master2-PPL10" style:display-name="Titolo e testo verticale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30945in"/>
      <presentation:placeholder presentation:object="date-time" svg:x="0.03031in" svg:y="7.95276in" svg:width="2.56811in" svg:height="0.57008in"/>
      <presentation:placeholder presentation:object="footer" svg:x="3.77008in" svg:y="7.95276in" svg:width="3.49409in" svg:height="0.57008in"/>
      <presentation:placeholder presentation:object="page-number" svg:x="8.29803in" svg:y="7.93386in" svg:width="2.56811in" svg:height="0.57008in"/>
    </style:presentation-page-layout>
    <style:presentation-page-layout style:name="Master2-PPL11" style:display-name="Titolo e testo verticale">
      <presentation:placeholder presentation:object="title" svg:x="7.99306in" svg:y="0.32986in" svg:width="2.47917in" svg:height="6.91493in"/>
      <presentation:placeholder presentation:object="outline" svg:x="0.55035in" svg:y="0.32986in" svg:width="7.27604in" svg:height="6.91493in"/>
      <presentation:placeholder presentation:object="date-time" svg:x="0.03031in" svg:y="7.95276in" svg:width="2.56811in" svg:height="0.57008in"/>
      <presentation:placeholder presentation:object="footer" svg:x="3.77008in" svg:y="7.95276in" svg:width="3.49409in" svg:height="0.57008in"/>
      <presentation:placeholder presentation:object="page-number" svg:x="8.29803in" svg:y="7.93386in" svg:width="2.56811in" svg:height="0.57008in"/>
    </style:presentation-page-layout>
    <style:style style:family="table-cell" style:name="a1080">
      <style:table-cell-properties/>
    </style:style>
    <style:style style:family="table-cell" style:name="a1081">
      <style:table-cell-properties/>
    </style:style>
    <style:style style:family="table-cell" style:name="a1082">
      <style:table-cell-properties/>
    </style:style>
    <style:style style:family="table-cell" style:name="a1083">
      <style:table-cell-properties/>
    </style:style>
    <style:style style:family="table-cell" style:name="a1079">
      <style:table-cell-properties/>
    </style:style>
    <style:style style:family="table-cell" style:name="a1084">
      <style:table-cell-properties/>
    </style:style>
    <style:style style:family="table-cell" style:name="a1085">
      <style:table-cell-properties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fill-image draw:name="a223" xlink:href="media/image1.jpg" xlink:show="embed" xlink:actuate="onLoad"/>
    <draw:fill-image draw:name="a825" xlink:href="media/image2.jpg" xlink:show="embed" xlink:actuate="onLoad"/>
    <draw:fill-image draw:name="a756" xlink:href="media/image2.jpg" xlink:show="embed" xlink:actuate="onLoad"/>
    <draw:fill-image draw:name="a1584" xlink:href="media/image2.jpg" xlink:show="embed" xlink:actuate="onLoad"/>
    <draw:fill-image draw:name="a401" xlink:href="media/image1.jpg" xlink:show="embed" xlink:actuate="onLoad"/>
    <draw:fill-image draw:name="a934" xlink:href="media/image2.jpg" xlink:show="embed" xlink:actuate="onLoad"/>
    <draw:fill-image draw:name="a972" xlink:href="media/image2.jpg" xlink:show="embed" xlink:actuate="onLoad"/>
    <draw:fill-image draw:name="a1287" xlink:href="media/image2.jpg" xlink:show="embed" xlink:actuate="onLoad"/>
    <draw:fill-image draw:name="a1019" xlink:href="media/image2.jpg" xlink:show="embed" xlink:actuate="onLoad"/>
    <draw:fill-image draw:name="a660" xlink:href="media/image2.jpg" xlink:show="embed" xlink:actuate="onLoad"/>
    <draw:fill-image draw:name="a856" xlink:href="media/image2.jpg" xlink:show="embed" xlink:actuate="onLoad"/>
    <draw:fill-image draw:name="a323" xlink:href="media/image1.jpg" xlink:show="embed" xlink:actuate="onLoad"/>
    <draw:fill-image draw:name="a486" xlink:href="media/image1.jpg" xlink:show="embed" xlink:actuate="onLoad"/>
    <draw:fill-image draw:name="a292" xlink:href="media/image1.jpg" xlink:show="embed" xlink:actuate="onLoad"/>
    <draw:fill-image draw:name="a1086" xlink:href="media/image1.jpg" xlink:show="embed" xlink:actuate="onLoad"/>
    <draw:fill-image draw:name="a1100" xlink:href="media/image2.jpg" xlink:show="embed" xlink:actuate="onLoad"/>
    <draw:fill-image draw:name="a1389" xlink:href="media/image2.jpg" xlink:show="embed" xlink:actuate="onLoad"/>
    <draw:fill-image draw:name="a1332" xlink:href="media/image2.jpg" xlink:show="embed" xlink:actuate="onLoad"/>
    <draw:fill-image draw:name="a580" xlink:href="media/image2.jpg" xlink:show="embed" xlink:actuate="onLoad"/>
    <draw:fill-image draw:name="a0" xlink:href="media/image1.jpg" xlink:show="embed" xlink:actuate="onLoad"/>
    <draw:fill-image draw:name="a614" xlink:href="media/image2.jpg" xlink:show="embed" xlink:actuate="onLoad"/>
    <draw:fill-image draw:name="a439" xlink:href="media/image1.jpg" xlink:show="embed" xlink:actuate="onLoad"/>
    <draw:fill-image draw:name="a351" xlink:href="media/image1.jpg" xlink:show="embed" xlink:actuate="onLoad"/>
    <draw:fill-image draw:name="a884" xlink:href="media/image2.jpg" xlink:show="embed" xlink:actuate="onLoad"/>
    <draw:fill-image draw:name="a1551" xlink:href="media/image2.jpg" xlink:show="embed" xlink:actuate="onLoad"/>
    <draw:fill-image draw:name="a81" xlink:href="media/image1.jpg" xlink:show="embed" xlink:actuate="onLoad"/>
    <draw:fill-image draw:name="a162" xlink:href="media/image1.jpg" xlink:show="embed" xlink:actuate="onLoad"/>
    <draw:fill-image draw:name="a695" xlink:href="media/image2.jpg" xlink:show="embed" xlink:actuate="onLoad"/>
    <draw:fill-image draw:name="a533" xlink:href="media/image2.jpg" xlink:show="embed" xlink:actuate="onLoad"/>
    <draw:fill-image draw:name="a47" xlink:href="media/image1.jpg" xlink:show="embed" xlink:actuate="onLoad"/>
    <draw:fill-image draw:name="a127" xlink:href="media/image1.jpg" xlink:show="embed" xlink:actuate="onLoad"/>
    <draw:fill-image draw:name="a1186" xlink:href="media/image2.jpg" xlink:show="embed" xlink:actuate="onLoad"/>
    <draw:fill-image draw:name="a1132" xlink:href="media/image2.jpg" xlink:show="embed" xlink:actuate="onLoad"/>
    <draw:fill-image draw:name="a1436" xlink:href="media/image2.jpg" xlink:show="embed" xlink:actuate="onLoad"/>
    <draw:fill-image draw:name="a1505" xlink:href="media/image2.jpg" xlink:show="embed" xlink:actuate="onLoad"/>
    <draw:fill-image draw:name="a1243" xlink:href="media/image2.jpg" xlink:show="embed" xlink:actuate="onLoad"/>
    <table:table-template table:name="{34E7774A-30A5-4396-A5F3-B04CB70DD27B}">
      <table:first-row table:style-name="a1082" table:paragraph-style-name=""/>
      <table:last-row table:style-name="a1083" table:paragraph-style-name=""/>
      <table:first-column table:style-name="a1084" table:paragraph-style-name=""/>
      <table:last-column table:style-name="a1085" table:paragraph-style-name=""/>
      <table:body table:style-name="a1079" table:paragraph-style-name=""/>
      <table:odd-rows table:style-name="a1081" table:paragraph-style-name=""/>
      <table:odd-columns table:style-name="a1080" table:paragraph-style-name=""/>
    </table:table-templat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2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draw:fill="none" draw:stroke="non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">
      <style:drawing-page-properties draw:fill="bitmap" draw:fill-image-name="a1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4">
      <style:drawing-page-properties draw:fill="bitmap" draw:fill-image-name="a3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2">
      <style:drawing-page-properties draw:fill="bitmap" draw:fill-image-name="a4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draw:fill="none" draw:stroke="non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5">
      <style:graphic-properties draw:fill="none" draw:stroke="non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2">
      <style:drawing-page-properties draw:fill="bitmap" draw:fill-image-name="a3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6">
      <style:graphic-properties draw:fill="none" draw:stroke="non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bitmap" draw:fill-image-name="a4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3">
      <style:drawing-page-properties draw:fill="bitmap" draw:fill-image-name="a2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bitmap" draw:fill-image-name="a533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7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5">
      <style:drawing-page-properties draw:fill="bitmap" draw:fill-image-name="a6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draw:fill="none" draw:stroke="non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draw:fill="none" draw:stroke="non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7">
      <style:drawing-page-properties draw:fill="bitmap" draw:fill-image-name="a4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draw:fill="none" draw:stroke="non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draw:fill="none" draw:stroke="non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9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8">
      <style:graphic-properties draw:fill="none" draw:stroke="non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draw:fill="none" draw:stroke="non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draw:fill="none" draw:stroke="non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1">
      <style:drawing-page-properties draw:fill="bitmap" draw:fill-image-name="a5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in" fo:padding-bottom="0in" fo:padding-left="0in" fo:padding-right="0in" draw:textarea-vertical-align="bottom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1">
      <style:drawing-page-properties draw:fill="bitmap" draw:fill-image-name="a6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center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in" fo:padding-bottom="0in" fo:padding-left="0in" fo:padding-right="0in" draw:textarea-vertical-align="bottom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">
      <style:drawing-page-properties draw:fill="bitmap" draw:fill-image-name="a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6">
      <style:drawing-page-properties draw:fill="bitmap" draw:fill-image-name="a8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draw:fill="none" draw:stroke="non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draw:fill="none" draw:stroke="none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draw:fill="none" draw:stroke="non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7">
      <style:drawing-page-properties draw:fill="bitmap" draw:fill-image-name="a7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draw:fill="none" draw:stroke="none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7">
      <style:graphic-properties draw:fill="none" draw:stroke="none"/>
    </style:style>
    <style:style style:family="paragraph" style:name="a10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">
      <style:graphic-properties draw:fill="none" draw:stroke="non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0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0">
      <style:drawing-page-properties draw:fill="bitmap" draw:fill-image-name="a10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tb-rl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6">
      <style:drawing-page-properties draw:fill="bitmap" draw:fill-image-name="a6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presentation" style:name="a8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79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7">
      <style:drawing-page-properties draw:fill="bitmap" draw:fill-image-name="a8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5">
      <style:drawing-page-properties draw:fill="bitmap" draw:fill-image-name="a9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fo:wrap-option="wrap" fo:padding-top="0in" fo:padding-bottom="0in" fo:padding-left="0in" fo:padding-right="0in" draw:textarea-vertical-align="bottom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10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top" draw:textarea-horizontal-align="right" draw:fill="solid" draw:fill-color="#ffffff" draw:opacity="50%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">
      <style:drawing-page-properties draw:fill="bitmap" draw:fill-image-name="a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draw:fill="none" draw:stroke="none"/>
    </style:style>
    <style:style style:family="paragraph" style:name="a9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9">
      <style:graphic-properties draw:fill="none" draw:stroke="non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8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5">
      <style:graphic-properties draw:fill="none" draw:stroke="non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5">
      <style:drawing-page-properties draw:fill="bitmap" draw:fill-image-name="a8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in" fo:padding-bottom="0in" fo:padding-left="0in" fo:padding-right="0in" draw:textarea-vertical-align="bottom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9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3">
      <style:drawing-page-properties draw:fill="bitmap" draw:fill-image-name="a9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in" fo:padding-bottom="0in" fo:padding-left="0in" fo:padding-right="0in" draw:textarea-vertical-align="top" draw:textarea-horizontal-align="right" draw:fill="solid" draw:fill-color="#ffffff" draw:opacity="50%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draw:fill="none" draw:stroke="non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">
      <style:drawing-page-properties draw:fill="bitmap" draw:fill-image-name="a1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draw:fill="none" draw:stroke="non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draw:fill="none" draw:stroke="none"/>
    </style:style>
    <style:style style:family="drawing-page" style:name="a2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4">
      <style:drawing-page-properties draw:fill="bitmap" draw:fill-image-name="a2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Nature_Illustration" style:page-layout-name="pageLayout1" draw:style-name="a1">
      <draw:frame draw:id="id0" presentation:style-name="a4" draw:name="Segnaposto titolo 1" svg:x="0.31496in" svg:y="1.88976in" svg:width="9.76339in" svg:height="1.95394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0" draw:name="Segnaposto testo 2" svg:x="4.40984in" svg:y="4.21535in" svg:width="5.6689in" svg:height="1.06024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Fare clic per modificare gli stili del testo dello schema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o livello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Segnaposto data 3" svg:x="0in" svg:y="7.87402in" svg:width="2.56811in" svg:height="0.25512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Segnaposto piè di pagina 4" svg:x="3.77008in" svg:y="7.87402in" svg:width="3.49409in" svg:height="0.1885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egnaposto numero diapositiva 5" svg:x="10.15748in" svg:y="7.91339in" svg:width="0.70866in" svg:height="0.31496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egnaposto immagine diapositiva 1">
          <svg:title/>
          <svg:desc/>
        </draw:page-thumbnail>
        <draw:frame draw:id="id6" presentation:style-name="a33" draw:name="Segnaposto note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Segnaposto intestazion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Segnaposto dat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Segnaposto piè di pagina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egnaposto numero diapositiva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48">
      <draw:frame draw:id="id11" presentation:style-name="a51" draw:name="Titolo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9" text:class-names="">Fare clic per modificare lo stile del titolo dello schema</text:span></text:p>
        </draw:text-box>
        <svg:title/>
        <svg:desc/>
      </draw:frame>
      <draw:frame draw:id="id12" presentation:style-name="a54" draw:name="Sottotitolo 2" svg:x="1.37847in" svg:y="4.34201in" svg:width="8.26736in" svg:height="1.99653in" presentation:class="subtitle" presentation:placeholder="false">
        <draw:text-box>
          <text:p text:style-name="a53" text:class-names="" text:cond-style-name=""><text:span text:style-name="a52" text:class-names="">Fare clic per modificare lo stile del sottotitolo dello schema</text:span></text:p>
        </draw:text-box>
        <svg:title/>
        <svg:desc/>
      </draw:frame>
      <draw:frame draw:id="id13" presentation:style-name="a57" draw:name="Segnaposto data 3" svg:x="0in" svg:y="7.87402in" svg:width="2.56811in" svg:height="0.25512in" presentation:class="date-time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4" presentation:style-name="a60" draw:name="Segnaposto piè di pagina 4" svg:x="3.77008in" svg:y="7.87402in" svg:width="3.49409in" svg:height="0.18858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Segnaposto numero diapositiva 5" svg:x="10.15748in" svg:y="7.91339in" svg:width="0.70866in" svg:height="0.31496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1.21063in" svg:y="0.88858in" svg:width="5.84567in" svg:height="4.38425in" presentation:class="page" draw:id="id5" presentation:style-name="a64" draw:name="Segnaposto immagine diapositiva 1">
          <svg:title/>
          <svg:desc/>
        </draw:page-thumbnail>
        <draw:frame draw:id="id6" presentation:style-name="a67" draw:name="Segnaposto note 2" svg:x="0.82677in" svg:y="5.55394in" svg:width="6.61378in" svg:height="5.26142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Segnaposto intestazione 3" svg:x="0in" svg:y="0in" svg:width="3.5878in" svg:height="0.58425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Segnaposto data 4" svg:x="4.67953in" svg:y="0in" svg:width="3.5878in" svg:height="0.58425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Segnaposto piè di pagina 5" svg:x="0in" svg:y="11.10827in" svg:width="3.5878in" svg:height="0.58425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Segnaposto numero diapositiva 6" svg:x="4.67953in" svg:y="11.10827in" svg:width="3.5878in" svg:height="0.58425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82">
      <draw:frame draw:id="id16" presentation:style-name="a85" draw:name="Titolo 1" svg:x="0.31496in" svg:y="1.88976in" svg:width="9.76339in" svg:height="1.95394in" presentation:class="title" presentation:placeholder="false">
        <draw:text-box>
          <text:p text:style-name="a84" text:class-names="" text:cond-style-name=""><text:span text:style-name="a83" text:class-names="">Fare clic per modificare lo stile del titolo dello schema</text:span></text:p>
        </draw:text-box>
        <svg:title/>
        <svg:desc/>
      </draw:frame>
      <draw:frame draw:id="id17" presentation:style-name="a100" draw:name="Segnaposto contenuto 2" svg:x="4.40984in" svg:y="4.21535in" svg:width="5.6689in" svg:height="1.06024in" presentation:class="object" presentation:placeholder="false">
        <draw:text-box>
          <text:p text:style-name="a87" text:class-names="" text:cond-style-name=""><text:span text:style-name="a86" text:class-names="">Fare clic per modificare gli stili del testo dello schema</text:span></text:p>
          <text:list text:style-name="a90">
            <text:list-item>
              <text:list text:style-name="a90">
                <text:list-item>
                  <text:p text:style-name="a89" text:class-names="" text:cond-style-name=""><text:span text:style-name="a88" text:class-names="">Secondo livello</text:span></text:p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p text:style-name="a92" text:class-names="" text:cond-style-name=""><text:span text:style-name="a9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p text:style-name="a95" text:class-names="" text:cond-style-name=""><text:span text:style-name="a9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list text:style-name="a99">
                            <text:list-item>
                              <text:p text:style-name="a98" text:class-names="" text:cond-style-name=""><text:span text:style-name="a9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3" draw:name="Segnaposto data 3" svg:x="0in" svg:y="7.87402in" svg:width="2.56811in" svg:height="0.25512in" presentation:class="date-time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19" presentation:style-name="a106" draw:name="Segnaposto piè di pagina 4" svg:x="3.77008in" svg:y="7.87402in" svg:width="3.49409in" svg:height="0.18858in" presentation:class="footer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0" presentation:style-name="a109" draw:name="Segnaposto numero diapositiva 5" svg:x="10.15748in" svg:y="7.91339in" svg:width="0.70866in" svg:height="0.31496in" presentation:class="page-number" presentation:placeholder="false">
        <draw:text-box>
          <text:p text:style-name="a108" text:class-names="" text:cond-style-name=""><text:span text:style-name="a107" text:class-names=""><text:page-number style:num-format="1" text:fixed="false"/></text:span></text:p>
        </draw:text-box>
        <svg:title/>
        <svg:desc/>
      </draw:frame>
      <presentation:notes style:page-layout-name="pageLayout2" draw:style-name="a126">
        <draw:page-thumbnail svg:x="1.21063in" svg:y="0.88858in" svg:width="5.84567in" svg:height="4.38425in" presentation:class="page" draw:id="id5" presentation:style-name="a110" draw:name="Segnaposto immagine diapositiva 1">
          <svg:title/>
          <svg:desc/>
        </draw:page-thumbnail>
        <draw:frame draw:id="id6" presentation:style-name="a113" draw:name="Segnaposto note 2" svg:x="0.82677in" svg:y="5.55394in" svg:width="6.61378in" svg:height="5.26142in" presentation:class="notes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7" presentation:style-name="a116" draw:name="Segnaposto intestazione 3" svg:x="0in" svg:y="0in" svg:width="3.5878in" svg:height="0.58425in" presentation:class="head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8" presentation:style-name="a119" draw:name="Segnaposto data 4" svg:x="4.67953in" svg:y="0in" svg:width="3.5878in" svg:height="0.58425in" presentation:class="date-time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9" presentation:style-name="a122" draw:name="Segnaposto piè di pagina 5" svg:x="0in" svg:y="11.10827in" svg:width="3.5878in" svg:height="0.58425in" presentation:class="footer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10" presentation:style-name="a125" draw:name="Segnaposto numero diapositiva 6" svg:x="4.67953in" svg:y="11.10827in" svg:width="3.5878in" svg:height="0.58425in" presentation:class="page-number" presentation:placeholder="false">
          <draw:text-box>
            <text:p text:style-name="a124" text:class-names="" text:cond-style-name=""><text:span text:style-name="a1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28">
      <draw:frame draw:id="id21" presentation:style-name="a131" draw:name="Titolo 1" svg:x="0.75174in" svg:y="2.06076in" svg:width="9.50868in" svg:height="3.43924in" presentation:class="title" presentation:placeholder="false">
        <draw:text-box>
          <text:p text:style-name="a130" text:class-names="" text:cond-style-name=""><text:span text:style-name="a129" text:class-names="">Fare clic per modificare lo stile del titolo dello schema</text:span></text:p>
        </draw:text-box>
        <svg:title/>
        <svg:desc/>
      </draw:frame>
      <draw:frame draw:id="id22" presentation:style-name="a135" draw:name="Segnaposto testo 2" svg:x="0.75174in" svg:y="5.53299in" svg:width="9.50868in" svg:height="1.80729in" presentation:class="outline" presentation:placeholder="false">
        <draw:text-box>
          <text:list text:style-name="a134">
            <text:list-item>
              <text:p text:style-name="a133" text:class-names="" text:cond-style-name=""><text:span text:style-name="a132" text:class-names="">Fare clic per modificare gli stili del testo dello schema</text:span></text:p>
            </text:list-item>
          </text:list>
        </draw:text-box>
        <svg:title/>
        <svg:desc/>
      </draw:frame>
      <draw:frame draw:id="id23" presentation:style-name="a138" draw:name="Segnaposto data 3" svg:x="0in" svg:y="7.87402in" svg:width="2.56811in" svg:height="0.25512in" presentation:class="date-time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4" presentation:style-name="a141" draw:name="Segnaposto piè di pagina 4" svg:x="3.77008in" svg:y="7.87402in" svg:width="3.49409in" svg:height="0.18858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5" presentation:style-name="a144" draw:name="Segnaposto numero diapositiva 5" svg:x="10.15748in" svg:y="7.91339in" svg:width="0.70866in" svg:height="0.31496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61">
        <draw:page-thumbnail svg:x="1.21063in" svg:y="0.88858in" svg:width="5.84567in" svg:height="4.38425in" presentation:class="page" draw:id="id5" presentation:style-name="a145" draw:name="Segnaposto immagine diapositiva 1">
          <svg:title/>
          <svg:desc/>
        </draw:page-thumbnail>
        <draw:frame draw:id="id6" presentation:style-name="a148" draw:name="Segnaposto note 2" svg:x="0.82677in" svg:y="5.55394in" svg:width="6.61378in" svg:height="5.26142in" presentation:class="notes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7" presentation:style-name="a151" draw:name="Segnaposto intestazione 3" svg:x="0in" svg:y="0in" svg:width="3.5878in" svg:height="0.58425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8" presentation:style-name="a154" draw:name="Segnaposto data 4" svg:x="4.67953in" svg:y="0in" svg:width="3.5878in" svg:height="0.58425in" presentation:class="date-time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9" presentation:style-name="a157" draw:name="Segnaposto piè di pagina 5" svg:x="0in" svg:y="11.10827in" svg:width="3.5878in" svg:height="0.58425in" presentation:class="foot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10" presentation:style-name="a160" draw:name="Segnaposto numero diapositiva 6" svg:x="4.67953in" svg:y="11.10827in" svg:width="3.5878in" svg:height="0.58425in" presentation:class="page-number" presentation:placeholder="false">
          <draw:text-box>
            <text:p text:style-name="a159" text:class-names="" text:cond-style-name=""><text:span text:style-name="a1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163">
      <draw:frame draw:id="id26" presentation:style-name="a166" draw:name="Titolo 1" svg:x="0.31496in" svg:y="1.88976in" svg:width="9.76339in" svg:height="1.95394in" presentation:class="title" presentation:placeholder="false">
        <draw:text-box>
          <text:p text:style-name="a165" text:class-names="" text:cond-style-name=""><text:span text:style-name="a164" text:class-names="">Fare clic per modificare lo stile del titolo dello schema</text:span></text:p>
        </draw:text-box>
        <svg:title/>
        <svg:desc/>
      </draw:frame>
      <draw:frame draw:id="id27" presentation:style-name="a181" draw:name="Segnaposto contenuto 2" svg:x="4.40972in" svg:y="4.21528in" svg:width="2.75in" svg:height="1.06076in" presentation:class="object" presentation:placeholder="false">
        <draw:text-box>
          <text:p text:style-name="a168" text:class-names="" text:cond-style-name=""><text:span text:style-name="a167" text:class-names="">Fare clic per modificare gli stili del testo dello schema</text:span></text:p>
          <text:list text:style-name="a171">
            <text:list-item>
              <text:list text:style-name="a171">
                <text:list-item>
                  <text:p text:style-name="a170" text:class-names="" text:cond-style-name=""><text:span text:style-name="a169" text:class-names="">Secondo livello</text:span></text:p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p text:style-name="a173" text:class-names="" text:cond-style-name=""><text:span text:style-name="a17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p text:style-name="a176" text:class-names="" text:cond-style-name=""><text:span text:style-name="a17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list text:style-name="a180">
                            <text:list-item>
                              <text:p text:style-name="a179" text:class-names="" text:cond-style-name=""><text:span text:style-name="a17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6" draw:name="Segnaposto contenuto 3" svg:x="7.32639in" svg:y="4.21528in" svg:width="2.75174in" svg:height="1.06076in" presentation:class="object" presentation:placeholder="false">
        <draw:text-box>
          <text:p text:style-name="a183" text:class-names="" text:cond-style-name=""><text:span text:style-name="a182" text:class-names="">Fare clic per modificare gli stili del testo dello schema</text:span></text:p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o livello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9" draw:name="Segnaposto data 4" svg:x="0in" svg:y="7.87402in" svg:width="2.56811in" svg:height="0.25512in" presentation:class="date-time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30" presentation:style-name="a202" draw:name="Segnaposto piè di pagina 5" svg:x="3.77008in" svg:y="7.87402in" svg:width="3.49409in" svg:height="0.18858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1" presentation:style-name="a205" draw:name="Segnaposto numero diapositiva 6" svg:x="10.15748in" svg:y="7.91339in" svg:width="0.70866in" svg:height="0.31496in" presentation:class="page-number" presentation:placeholder="false">
        <draw:text-box>
          <text:p text:style-name="a204" text:class-names="" text:cond-style-name=""><text:span text:style-name="a203" text:class-names=""><text:page-number style:num-format="1" text:fixed="false"/></text:span></text:p>
        </draw:text-box>
        <svg:title/>
        <svg:desc/>
      </draw:frame>
      <presentation:notes style:page-layout-name="pageLayout2" draw:style-name="a222">
        <draw:page-thumbnail svg:x="1.21063in" svg:y="0.88858in" svg:width="5.84567in" svg:height="4.38425in" presentation:class="page" draw:id="id5" presentation:style-name="a206" draw:name="Segnaposto immagine diapositiva 1">
          <svg:title/>
          <svg:desc/>
        </draw:page-thumbnail>
        <draw:frame draw:id="id6" presentation:style-name="a209" draw:name="Segnaposto note 2" svg:x="0.82677in" svg:y="5.55394in" svg:width="6.61378in" svg:height="5.26142in" presentation:class="notes" presentation:placeholder="false">
          <draw:text-box>
            <text:p text:style-name="a208" text:class-names="" text:cond-style-name=""><text:span text:style-name="a207" text:class-names=""/></text:p>
          </draw:text-box>
          <svg:title/>
          <svg:desc/>
        </draw:frame>
        <draw:frame draw:id="id7" presentation:style-name="a212" draw:name="Segnaposto intestazione 3" svg:x="0in" svg:y="0in" svg:width="3.5878in" svg:height="0.58425in" presentation:class="head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8" presentation:style-name="a215" draw:name="Segnaposto data 4" svg:x="4.67953in" svg:y="0in" svg:width="3.5878in" svg:height="0.58425in" presentation:class="date-time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9" presentation:style-name="a218" draw:name="Segnaposto piè di pagina 5" svg:x="0in" svg:y="11.10827in" svg:width="3.5878in" svg:height="0.58425in" presentation:class="foot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10" presentation:style-name="a221" draw:name="Segnaposto numero diapositiva 6" svg:x="4.67953in" svg:y="11.10827in" svg:width="3.5878in" svg:height="0.58425in" presentation:class="page-number" presentation:placeholder="false">
          <draw:text-box>
            <text:p text:style-name="a220" text:class-names="" text:cond-style-name=""><text:span text:style-name="a2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224">
      <draw:frame draw:id="id32" presentation:style-name="a227" draw:name="Titolo 1" svg:x="0.75868in" svg:y="0.44097in" svg:width="9.50868in" svg:height="1.59722in" presentation:class="title" presentation:placeholder="false">
        <draw:text-box>
          <text:p text:style-name="a226" text:class-names="" text:cond-style-name=""><text:span text:style-name="a225" text:class-names="">Fare clic per modificare lo stile del titolo dello schema</text:span></text:p>
        </draw:text-box>
        <svg:title/>
        <svg:desc/>
      </draw:frame>
      <draw:frame draw:id="id33" presentation:style-name="a231" draw:name="Segnaposto testo 2" svg:x="0.75868in" svg:y="2.02604in" svg:width="4.66493in" svg:height="0.99306in" presentation:class="outline" presentation:placeholder="false">
        <draw:text-box>
          <text:list text:style-name="a230">
            <text:list-item>
              <text:p text:style-name="a229" text:class-names="" text:cond-style-name=""><text:span text:style-name="a228" text:class-names="">Fare clic per modificare gli stili del testo dello schema</text:span></text:p>
            </text:list-item>
          </text:list>
        </draw:text-box>
        <svg:title/>
        <svg:desc/>
      </draw:frame>
      <draw:frame draw:id="id34" presentation:style-name="a246" draw:name="Segnaposto contenuto 3" svg:x="0.75868in" svg:y="3.0191in" svg:width="4.66493in" svg:height="4.44271in" presentation:class="object" presentation:placeholder="false">
        <draw:text-box>
          <text:p text:style-name="a233" text:class-names="" text:cond-style-name=""><text:span text:style-name="a232" text:class-names="">Fare clic per modificare gli stili del testo dello schema</text:span></text:p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o livello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list text:style-name="a245">
                            <text:list-item>
                              <text:p text:style-name="a244" text:class-names="" text:cond-style-name=""><text:span text:style-name="a24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0" draw:name="Segnaposto testo 4" svg:x="5.5816in" svg:y="2.02604in" svg:width="4.68576in" svg:height="0.99306in" presentation:class="outline" presentation:placeholder="false">
        <draw:text-box>
          <text:list text:style-name="a249">
            <text:list-item>
              <text:p text:style-name="a248" text:class-names="" text:cond-style-name=""><text:span text:style-name="a247" text:class-names="">Fare clic per modificare gli stili del testo dello schema</text:span></text:p>
            </text:list-item>
          </text:list>
        </draw:text-box>
        <svg:title/>
        <svg:desc/>
      </draw:frame>
      <draw:frame draw:id="id36" presentation:style-name="a265" draw:name="Segnaposto contenuto 5" svg:x="5.5816in" svg:y="3.0191in" svg:width="4.68576in" svg:height="4.44271in" presentation:class="object" presentation:placeholder="false">
        <draw:text-box>
          <text:p text:style-name="a252" text:class-names="" text:cond-style-name=""><text:span text:style-name="a251" text:class-names="">Fare clic per modificare gli stili del testo dello schema</text:span></text:p>
          <text:list text:style-name="a255">
            <text:list-item>
              <text:list text:style-name="a255">
                <text:list-item>
                  <text:p text:style-name="a254" text:class-names="" text:cond-style-name=""><text:span text:style-name="a253" text:class-names="">Secondo livello</text:span></text:p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p text:style-name="a257" text:class-names="" text:cond-style-name=""><text:span text:style-name="a25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p text:style-name="a260" text:class-names="" text:cond-style-name=""><text:span text:style-name="a25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8" draw:name="Segnaposto data 6" svg:x="0in" svg:y="7.87402in" svg:width="2.56811in" svg:height="0.25512in" presentation:class="date-time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38" presentation:style-name="a271" draw:name="Segnaposto piè di pagina 7" svg:x="3.77008in" svg:y="7.87402in" svg:width="3.49409in" svg:height="0.18858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9" presentation:style-name="a274" draw:name="Segnaposto numero diapositiva 8" svg:x="10.15748in" svg:y="7.91339in" svg:width="0.70866in" svg:height="0.31496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291">
        <draw:page-thumbnail svg:x="1.21063in" svg:y="0.88858in" svg:width="5.84567in" svg:height="4.38425in" presentation:class="page" draw:id="id5" presentation:style-name="a275" draw:name="Segnaposto immagine diapositiva 1">
          <svg:title/>
          <svg:desc/>
        </draw:page-thumbnail>
        <draw:frame draw:id="id6" presentation:style-name="a278" draw:name="Segnaposto note 2" svg:x="0.82677in" svg:y="5.55394in" svg:width="6.61378in" svg:height="5.26142in" presentation:class="notes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7" presentation:style-name="a281" draw:name="Segnaposto intestazione 3" svg:x="0in" svg:y="0in" svg:width="3.5878in" svg:height="0.58425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8" presentation:style-name="a284" draw:name="Segnaposto data 4" svg:x="4.67953in" svg:y="0in" svg:width="3.5878in" svg:height="0.58425in" presentation:class="date-time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9" presentation:style-name="a287" draw:name="Segnaposto piè di pagina 5" svg:x="0in" svg:y="11.10827in" svg:width="3.5878in" svg:height="0.58425in" presentation:class="foot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10" presentation:style-name="a290" draw:name="Segnaposto numero diapositiva 6" svg:x="4.67953in" svg:y="11.10827in" svg:width="3.5878in" svg:height="0.58425in" presentation:class="page-number" presentation:placeholder="false">
          <draw:text-box>
            <text:p text:style-name="a289" text:class-names="" text:cond-style-name=""><text:span text:style-name="a2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293">
      <draw:frame draw:id="id40" presentation:style-name="a296" draw:name="Titolo 1" svg:x="0.31496in" svg:y="1.88976in" svg:width="9.76339in" svg:height="1.95394in" presentation:class="title" presentation:placeholder="false">
        <draw:text-box>
          <text:p text:style-name="a295" text:class-names="" text:cond-style-name=""><text:span text:style-name="a294" text:class-names="">Fare clic per modificare lo stile del titolo dello schema</text:span></text:p>
        </draw:text-box>
        <svg:title/>
        <svg:desc/>
      </draw:frame>
      <draw:frame draw:id="id41" presentation:style-name="a299" draw:name="Segnaposto data 2" svg:x="0in" svg:y="7.87402in" svg:width="2.56811in" svg:height="0.25512in" presentation:class="date-time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42" presentation:style-name="a302" draw:name="Segnaposto piè di pagina 3" svg:x="3.77008in" svg:y="7.87402in" svg:width="3.49409in" svg:height="0.18858in" presentation:class="footer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43" presentation:style-name="a305" draw:name="Segnaposto numero diapositiva 4" svg:x="10.15748in" svg:y="7.91339in" svg:width="0.70866in" svg:height="0.31496in" presentation:class="page-number" presentation:placeholder="false">
        <draw:text-box>
          <text:p text:style-name="a304" text:class-names="" text:cond-style-name=""><text:span text:style-name="a303" text:class-names=""><text:page-number style:num-format="1" text:fixed="false"/></text:span></text:p>
        </draw:text-box>
        <svg:title/>
        <svg:desc/>
      </draw:frame>
      <presentation:notes style:page-layout-name="pageLayout2" draw:style-name="a322">
        <draw:page-thumbnail svg:x="1.21063in" svg:y="0.88858in" svg:width="5.84567in" svg:height="4.38425in" presentation:class="page" draw:id="id5" presentation:style-name="a306" draw:name="Segnaposto immagine diapositiva 1">
          <svg:title/>
          <svg:desc/>
        </draw:page-thumbnail>
        <draw:frame draw:id="id6" presentation:style-name="a309" draw:name="Segnaposto note 2" svg:x="0.82677in" svg:y="5.55394in" svg:width="6.61378in" svg:height="5.26142in" presentation:class="notes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7" presentation:style-name="a312" draw:name="Segnaposto intestazione 3" svg:x="0in" svg:y="0in" svg:width="3.5878in" svg:height="0.58425in" presentation:class="head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8" presentation:style-name="a315" draw:name="Segnaposto data 4" svg:x="4.67953in" svg:y="0in" svg:width="3.5878in" svg:height="0.58425in" presentation:class="date-time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9" presentation:style-name="a318" draw:name="Segnaposto piè di pagina 5" svg:x="0in" svg:y="11.10827in" svg:width="3.5878in" svg:height="0.58425in" presentation:class="foot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10" presentation:style-name="a321" draw:name="Segnaposto numero diapositiva 6" svg:x="4.67953in" svg:y="11.10827in" svg:width="3.5878in" svg:height="0.58425in" presentation:class="page-number" presentation:placeholder="false">
          <draw:text-box>
            <text:p text:style-name="a320" text:class-names="" text:cond-style-name=""><text:span text:style-name="a3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324">
      <draw:frame draw:id="id44" presentation:style-name="a327" draw:name="Segnaposto data 1" svg:x="0in" svg:y="7.87402in" svg:width="2.56811in" svg:height="0.25512in" presentation:class="date-time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45" presentation:style-name="a330" draw:name="Segnaposto piè di pagina 2" svg:x="3.77008in" svg:y="7.87402in" svg:width="3.49409in" svg:height="0.18858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46" presentation:style-name="a333" draw:name="Segnaposto numero diapositiva 3" svg:x="10.15748in" svg:y="7.91339in" svg:width="0.70866in" svg:height="0.31496in" presentation:class="page-number" presentation:placeholder="false">
        <draw:text-box>
          <text:p text:style-name="a332" text:class-names="" text:cond-style-name=""><text:span text:style-name="a331" text:class-names=""><text:page-number style:num-format="1" text:fixed="false"/></text:span></text:p>
        </draw:text-box>
        <svg:title/>
        <svg:desc/>
      </draw:frame>
      <presentation:notes style:page-layout-name="pageLayout2" draw:style-name="a350">
        <draw:page-thumbnail svg:x="1.21063in" svg:y="0.88858in" svg:width="5.84567in" svg:height="4.38425in" presentation:class="page" draw:id="id5" presentation:style-name="a334" draw:name="Segnaposto immagine diapositiva 1">
          <svg:title/>
          <svg:desc/>
        </draw:page-thumbnail>
        <draw:frame draw:id="id6" presentation:style-name="a337" draw:name="Segnaposto note 2" svg:x="0.82677in" svg:y="5.55394in" svg:width="6.61378in" svg:height="5.26142in" presentation:class="notes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7" presentation:style-name="a340" draw:name="Segnaposto intestazione 3" svg:x="0in" svg:y="0in" svg:width="3.5878in" svg:height="0.58425in" presentation:class="head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8" presentation:style-name="a343" draw:name="Segnaposto data 4" svg:x="4.67953in" svg:y="0in" svg:width="3.5878in" svg:height="0.58425in" presentation:class="date-time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9" presentation:style-name="a346" draw:name="Segnaposto piè di pagina 5" svg:x="0in" svg:y="11.10827in" svg:width="3.5878in" svg:height="0.58425in" presentation:class="footer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10" presentation:style-name="a349" draw:name="Segnaposto numero diapositiva 6" svg:x="4.67953in" svg:y="11.10827in" svg:width="3.5878in" svg:height="0.58425in" presentation:class="page-number" presentation:placeholder="false">
          <draw:text-box>
            <text:p text:style-name="a348" text:class-names="" text:cond-style-name=""><text:span text:style-name="a3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352">
      <draw:frame draw:id="id47" presentation:style-name="a355" draw:name="Titolo 1" svg:x="0.75868in" svg:y="0.55035in" svg:width="3.55556in" svg:height="1.93056in" presentation:class="title" presentation:placeholder="false">
        <draw:text-box>
          <text:p text:style-name="a354" text:class-names="" text:cond-style-name=""><text:span text:style-name="a353" text:class-names="">Fare clic per modificare lo stile del titolo dello schema</text:span></text:p>
        </draw:text-box>
        <svg:title/>
        <svg:desc/>
      </draw:frame>
      <draw:frame draw:id="id48" presentation:style-name="a370" draw:name="Segnaposto contenuto 2" svg:x="4.6875in" svg:y="1.19097in" svg:width="5.57986in" svg:height="5.875in" presentation:class="object" presentation:placeholder="false">
        <draw:text-box>
          <text:p text:style-name="a357" text:class-names="" text:cond-style-name=""><text:span text:style-name="a356" text:class-names="">Fare clic per modificare gli stili del testo dello schema</text:span></text:p>
          <text:list text:style-name="a360">
            <text:list-item>
              <text:list text:style-name="a360">
                <text:list-item>
                  <text:p text:style-name="a359" text:class-names="" text:cond-style-name=""><text:span text:style-name="a358" text:class-names="">Secondo livello</text:span></text:p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p text:style-name="a362" text:class-names="" text:cond-style-name=""><text:span text:style-name="a36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p text:style-name="a365" text:class-names="" text:cond-style-name=""><text:span text:style-name="a36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list text:style-name="a369">
                            <text:list-item>
                              <text:p text:style-name="a368" text:class-names="" text:cond-style-name=""><text:span text:style-name="a36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4" draw:name="Segnaposto testo 3" svg:x="0.75868in" svg:y="2.4809in" svg:width="3.55556in" svg:height="4.59375in" presentation:class="outline" presentation:placeholder="false">
        <draw:text-box>
          <text:list text:style-name="a373">
            <text:list-item>
              <text:p text:style-name="a372" text:class-names="" text:cond-style-name=""><text:span text:style-name="a371" text:class-names="">Fare clic per modificare gli stili del testo dello schema</text:span></text:p>
            </text:list-item>
          </text:list>
        </draw:text-box>
        <svg:title/>
        <svg:desc/>
      </draw:frame>
      <draw:frame draw:id="id50" presentation:style-name="a377" draw:name="Segnaposto data 4" svg:x="0in" svg:y="7.87402in" svg:width="2.56811in" svg:height="0.25512in" presentation:class="date-time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51" presentation:style-name="a380" draw:name="Segnaposto piè di pagina 5" svg:x="3.77008in" svg:y="7.87402in" svg:width="3.49409in" svg:height="0.18858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52" presentation:style-name="a383" draw:name="Segnaposto numero diapositiva 6" svg:x="10.15748in" svg:y="7.91339in" svg:width="0.70866in" svg:height="0.31496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presentation:notes style:page-layout-name="pageLayout2" draw:style-name="a400">
        <draw:page-thumbnail svg:x="1.21063in" svg:y="0.88858in" svg:width="5.84567in" svg:height="4.38425in" presentation:class="page" draw:id="id5" presentation:style-name="a384" draw:name="Segnaposto immagine diapositiva 1">
          <svg:title/>
          <svg:desc/>
        </draw:page-thumbnail>
        <draw:frame draw:id="id6" presentation:style-name="a387" draw:name="Segnaposto note 2" svg:x="0.82677in" svg:y="5.55394in" svg:width="6.61378in" svg:height="5.26142in" presentation:class="notes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7" presentation:style-name="a390" draw:name="Segnaposto intestazione 3" svg:x="0in" svg:y="0in" svg:width="3.5878in" svg:height="0.58425in" presentation:class="head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8" presentation:style-name="a393" draw:name="Segnaposto data 4" svg:x="4.67953in" svg:y="0in" svg:width="3.5878in" svg:height="0.58425in" presentation:class="date-time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9" presentation:style-name="a396" draw:name="Segnaposto piè di pagina 5" svg:x="0in" svg:y="11.10827in" svg:width="3.5878in" svg:height="0.58425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399" draw:name="Segnaposto numero diapositiva 6" svg:x="4.67953in" svg:y="11.10827in" svg:width="3.5878in" svg:height="0.58425in" presentation:class="page-number" presentation:placeholder="false">
          <draw:text-box>
            <text:p text:style-name="a398" text:class-names="" text:cond-style-name=""><text:span text:style-name="a3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402">
      <draw:frame draw:id="id53" presentation:style-name="a405" draw:name="Titolo 1" svg:x="0.75868in" svg:y="0.55035in" svg:width="3.55556in" svg:height="1.93056in" presentation:class="title" presentation:placeholder="false">
        <draw:text-box>
          <text:p text:style-name="a404" text:class-names="" text:cond-style-name=""><text:span text:style-name="a403" text:class-names="">Fare clic per modificare lo stile del titolo dello schema</text:span></text:p>
        </draw:text-box>
        <svg:title/>
        <svg:desc/>
      </draw:frame>
      <draw:frame draw:id="id54" presentation:style-name="a408" draw:name="Segnaposto immagine 2" svg:x="4.6875in" svg:y="1.19097in" svg:width="5.57986in" svg:height="5.875in" presentation:class="graphic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5" presentation:style-name="a412" draw:name="Segnaposto testo 3" svg:x="0.75868in" svg:y="2.4809in" svg:width="3.55556in" svg:height="4.59375in" presentation:class="outline" presentation:placeholder="false">
        <draw:text-box>
          <text:list text:style-name="a411">
            <text:list-item>
              <text:p text:style-name="a410" text:class-names="" text:cond-style-name=""><text:span text:style-name="a409" text:class-names="">Fare clic per modificare gli stili del testo dello schema</text:span></text:p>
            </text:list-item>
          </text:list>
        </draw:text-box>
        <svg:title/>
        <svg:desc/>
      </draw:frame>
      <draw:frame draw:id="id56" presentation:style-name="a415" draw:name="Segnaposto data 4" svg:x="0in" svg:y="7.87402in" svg:width="2.56811in" svg:height="0.25512in" presentation:class="date-time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frame draw:id="id57" presentation:style-name="a418" draw:name="Segnaposto piè di pagina 5" svg:x="3.77008in" svg:y="7.87402in" svg:width="3.49409in" svg:height="0.18858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58" presentation:style-name="a421" draw:name="Segnaposto numero diapositiva 6" svg:x="10.15748in" svg:y="7.91339in" svg:width="0.70866in" svg:height="0.31496in" presentation:class="page-number" presentation:placeholder="false">
        <draw:text-box>
          <text:p text:style-name="a420" text:class-names="" text:cond-style-name=""><text:span text:style-name="a419" text:class-names=""><text:page-number style:num-format="1" text:fixed="false"/></text:span></text:p>
        </draw:text-box>
        <svg:title/>
        <svg:desc/>
      </draw:frame>
      <presentation:notes style:page-layout-name="pageLayout2" draw:style-name="a438">
        <draw:page-thumbnail svg:x="1.21063in" svg:y="0.88858in" svg:width="5.84567in" svg:height="4.38425in" presentation:class="page" draw:id="id5" presentation:style-name="a422" draw:name="Segnaposto immagine diapositiva 1">
          <svg:title/>
          <svg:desc/>
        </draw:page-thumbnail>
        <draw:frame draw:id="id6" presentation:style-name="a425" draw:name="Segnaposto note 2" svg:x="0.82677in" svg:y="5.55394in" svg:width="6.61378in" svg:height="5.26142in" presentation:class="notes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7" presentation:style-name="a428" draw:name="Segnaposto intestazione 3" svg:x="0in" svg:y="0in" svg:width="3.5878in" svg:height="0.58425in" presentation:class="head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8" presentation:style-name="a431" draw:name="Segnaposto data 4" svg:x="4.67953in" svg:y="0in" svg:width="3.5878in" svg:height="0.58425in" presentation:class="date-time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9" presentation:style-name="a434" draw:name="Segnaposto piè di pagina 5" svg:x="0in" svg:y="11.10827in" svg:width="3.5878in" svg:height="0.58425in" presentation:class="foot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0" presentation:style-name="a437" draw:name="Segnaposto numero diapositiva 6" svg:x="4.67953in" svg:y="11.10827in" svg:width="3.5878in" svg:height="0.58425in" presentation:class="page-number" presentation:placeholder="false">
          <draw:text-box>
            <text:p text:style-name="a436" text:class-names="" text:cond-style-name=""><text:span text:style-name="a4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440">
      <draw:frame draw:id="id59" presentation:style-name="a443" draw:name="Titolo 1" svg:x="0.31496in" svg:y="1.88976in" svg:width="9.76339in" svg:height="1.95394in" presentation:class="title" presentation:placeholder="false">
        <draw:text-box>
          <text:p text:style-name="a442" text:class-names="" text:cond-style-name=""><text:span text:style-name="a441" text:class-names="">Fare clic per modificare lo stile del titolo dello schema</text:span></text:p>
        </draw:text-box>
        <svg:title/>
        <svg:desc/>
      </draw:frame>
      <draw:frame draw:id="id60" presentation:style-name="a459" draw:name="Segnaposto testo verticale 2" svg:x="4.40984in" svg:y="4.21535in" svg:width="5.6689in" svg:height="1.06024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Fare clic per modificare gli stili del testo dello schema</text:span></text:p>
            </text:list-item>
          </text:list>
          <text:list text:style-name="a449">
            <text:list-item>
              <text:list text:style-name="a449">
                <text:list-item>
                  <text:p text:style-name="a448" text:class-names="" text:cond-style-name=""><text:span text:style-name="a447" text:class-names="">Secondo livello</text:span></text:p>
                </text:list-item>
              </text:list>
            </text:list-item>
          </text:list>
          <text:list text:style-name="a452">
            <text:list-item>
              <text:list text:style-name="a452">
                <text:list-item>
                  <text:list text:style-name="a452">
                    <text:list-item>
                      <text:p text:style-name="a451" text:class-names="" text:cond-style-name=""><text:span text:style-name="a45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list text:style-name="a455">
                        <text:list-item>
                          <text:p text:style-name="a454" text:class-names="" text:cond-style-name=""><text:span text:style-name="a45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list text:style-name="a458">
                            <text:list-item>
                              <text:p text:style-name="a457" text:class-names="" text:cond-style-name=""><text:span text:style-name="a45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2" draw:name="Segnaposto data 3" svg:x="0in" svg:y="7.87402in" svg:width="2.56811in" svg:height="0.25512in" presentation:class="date-time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62" presentation:style-name="a465" draw:name="Segnaposto piè di pagina 4" svg:x="3.77008in" svg:y="7.87402in" svg:width="3.49409in" svg:height="0.18858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63" presentation:style-name="a468" draw:name="Segnaposto numero diapositiva 5" svg:x="10.15748in" svg:y="7.91339in" svg:width="0.70866in" svg:height="0.31496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/></text:span></text:p>
        </draw:text-box>
        <svg:title/>
        <svg:desc/>
      </draw:frame>
      <presentation:notes style:page-layout-name="pageLayout2" draw:style-name="a485">
        <draw:page-thumbnail svg:x="1.21063in" svg:y="0.88858in" svg:width="5.84567in" svg:height="4.38425in" presentation:class="page" draw:id="id5" presentation:style-name="a469" draw:name="Segnaposto immagine diapositiva 1">
          <svg:title/>
          <svg:desc/>
        </draw:page-thumbnail>
        <draw:frame draw:id="id6" presentation:style-name="a472" draw:name="Segnaposto note 2" svg:x="0.82677in" svg:y="5.55394in" svg:width="6.61378in" svg:height="5.26142in" presentation:class="notes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7" presentation:style-name="a475" draw:name="Segnaposto intestazione 3" svg:x="0in" svg:y="0in" svg:width="3.5878in" svg:height="0.58425in" presentation:class="header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8" presentation:style-name="a478" draw:name="Segnaposto data 4" svg:x="4.67953in" svg:y="0in" svg:width="3.5878in" svg:height="0.58425in" presentation:class="date-time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9" presentation:style-name="a481" draw:name="Segnaposto piè di pagina 5" svg:x="0in" svg:y="11.10827in" svg:width="3.5878in" svg:height="0.58425in" presentation:class="foot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10" presentation:style-name="a484" draw:name="Segnaposto numero diapositiva 6" svg:x="4.67953in" svg:y="11.10827in" svg:width="3.5878in" svg:height="0.58425in" presentation:class="page-number" presentation:placeholder="false">
          <draw:text-box>
            <text:p text:style-name="a483" text:class-names="" text:cond-style-name=""><text:span text:style-name="a4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487">
      <draw:frame draw:id="id64" presentation:style-name="a490" draw:name="Titolo verticale 1" svg:x="7.63715in" svg:y="1.89063in" svg:width="2.44097in" svg:height="3.38542in" presentation:class="title" presentation:placeholder="false">
        <draw:text-box>
          <text:p text:style-name="a489" text:class-names="" text:cond-style-name=""><text:span text:style-name="a488" text:class-names="">Fare clic per modificare lo stile del titolo dello schema</text:span></text:p>
        </draw:text-box>
        <svg:title/>
        <svg:desc/>
      </draw:frame>
      <draw:frame draw:id="id65" presentation:style-name="a506" draw:name="Segnaposto testo verticale 2" svg:x="0.31424in" svg:y="1.89063in" svg:width="7.15625in" svg:height="3.38542in" presentation:class="outline" presentation:placeholder="false">
        <draw:text-box>
          <text:list text:style-name="a493">
            <text:list-item>
              <text:p text:style-name="a492" text:class-names="" text:cond-style-name=""><text:span text:style-name="a491" text:class-names="">Fare clic per modificare gli stili del testo dello schema</text:span></text:p>
            </text:list-item>
          </text:list>
          <text:list text:style-name="a496">
            <text:list-item>
              <text:list text:style-name="a496">
                <text:list-item>
                  <text:p text:style-name="a495" text:class-names="" text:cond-style-name=""><text:span text:style-name="a494" text:class-names="">Secondo livello</text:span></text:p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p text:style-name="a498" text:class-names="" text:cond-style-name=""><text:span text:style-name="a49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p text:style-name="a501" text:class-names="" text:cond-style-name=""><text:span text:style-name="a50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list text:style-name="a505">
                        <text:list-item>
                          <text:list text:style-name="a505">
                            <text:list-item>
                              <text:p text:style-name="a504" text:class-names="" text:cond-style-name=""><text:span text:style-name="a50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09" draw:name="Segnaposto data 3" svg:x="0in" svg:y="7.87402in" svg:width="2.56811in" svg:height="0.25512in" presentation:class="date-time" presentation:placeholder="false">
        <draw:text-box>
          <text:p text:style-name="a508" text:class-names="" text:cond-style-name=""><text:span text:style-name="a507" text:class-names=""/></text:p>
        </draw:text-box>
        <svg:title/>
        <svg:desc/>
      </draw:frame>
      <draw:frame draw:id="id67" presentation:style-name="a512" draw:name="Segnaposto piè di pagina 4" svg:x="3.77008in" svg:y="7.87402in" svg:width="3.49409in" svg:height="0.18858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68" presentation:style-name="a515" draw:name="Segnaposto numero diapositiva 5" svg:x="10.15748in" svg:y="7.91339in" svg:width="0.70866in" svg:height="0.31496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32">
        <draw:page-thumbnail svg:x="1.21063in" svg:y="0.88858in" svg:width="5.84567in" svg:height="4.38425in" presentation:class="page" draw:id="id5" presentation:style-name="a516" draw:name="Segnaposto immagine diapositiva 1">
          <svg:title/>
          <svg:desc/>
        </draw:page-thumbnail>
        <draw:frame draw:id="id6" presentation:style-name="a519" draw:name="Segnaposto note 2" svg:x="0.82677in" svg:y="5.55394in" svg:width="6.61378in" svg:height="5.26142in" presentation:class="notes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7" presentation:style-name="a522" draw:name="Segnaposto intestazione 3" svg:x="0in" svg:y="0in" svg:width="3.5878in" svg:height="0.58425in" presentation:class="head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8" presentation:style-name="a525" draw:name="Segnaposto data 4" svg:x="4.67953in" svg:y="0in" svg:width="3.5878in" svg:height="0.58425in" presentation:class="date-time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9" presentation:style-name="a528" draw:name="Segnaposto piè di pagina 5" svg:x="0in" svg:y="11.10827in" svg:width="3.5878in" svg:height="0.58425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Segnaposto numero diapositiva 6" svg:x="4.67953in" svg:y="11.10827in" svg:width="3.5878in" svg:height="0.58425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Nature_Illustration1" style:page-layout-name="pageLayout1" draw:style-name="a534">
      <draw:frame draw:id="id69" presentation:style-name="a537" draw:name="Segnaposto titolo 1" svg:x="0.55118in" svg:y="0.32953in" svg:width="9.92087in" svg:height="1.38031in" presentation:class="title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70" presentation:style-name="a553" draw:name="Segnaposto testo 2" svg:x="0.55118in" svg:y="1.93465in" svg:width="9.92087in" svg:height="5.30945in" presentation:class="outline" presentation:placeholder="false">
        <draw:text-box>
          <text:list text:style-name="a540">
            <text:list-item>
              <text:p text:style-name="a539" text:class-names="" text:cond-style-name=""><text:span text:style-name="a538" text:class-names="">Fare clic per modificare gli stili del testo dello schema</text:span></text:p>
            </text:list-item>
          </text:list>
          <text:list text:style-name="a543">
            <text:list-item>
              <text:list text:style-name="a543">
                <text:list-item>
                  <text:p text:style-name="a542" text:class-names="" text:cond-style-name=""><text:span text:style-name="a541" text:class-names="">Secondo livello</text:span></text:p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p text:style-name="a545" text:class-names="" text:cond-style-name=""><text:span text:style-name="a54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list text:style-name="a549">
                        <text:list-item>
                          <text:p text:style-name="a548" text:class-names="" text:cond-style-name=""><text:span text:style-name="a54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list text:style-name="a552">
                        <text:list-item>
                          <text:list text:style-name="a552">
                            <text:list-item>
                              <text:p text:style-name="a551" text:class-names="" text:cond-style-name=""><text:span text:style-name="a55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56" draw:name="Segnaposto data 3" svg:x="0.03031in" svg:y="7.95276in" svg:width="2.56811in" svg:height="0.57008in" presentation:class="date-time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72" presentation:style-name="a559" draw:name="Segnaposto piè di pagina 4" svg:x="3.77008in" svg:y="7.95276in" svg:width="3.49409in" svg:height="0.57008in" presentation:class="footer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73" presentation:style-name="a562" draw:name="Segnaposto numero diapositiva 5" svg:x="8.29803in" svg:y="7.93386in" svg:width="2.56811in" svg:height="0.57008in" presentation:class="page-number" presentation:placeholder="false">
        <draw:text-box>
          <text:p text:style-name="a561" text:class-names="" text:cond-style-name=""><text:span text:style-name="a560" text:class-names=""><text:page-number style:num-format="1" text:fixed="false"/></text:span></text:p>
        </draw:text-box>
        <svg:title/>
        <svg:desc/>
      </draw:frame>
      <presentation:notes style:page-layout-name="pageLayout2" draw:style-name="a579">
        <draw:page-thumbnail svg:x="1.21063in" svg:y="0.88858in" svg:width="5.84567in" svg:height="4.38425in" presentation:class="page" draw:id="id5" presentation:style-name="a563" draw:name="Segnaposto immagine diapositiva 1">
          <svg:title/>
          <svg:desc/>
        </draw:page-thumbnail>
        <draw:frame draw:id="id6" presentation:style-name="a566" draw:name="Segnaposto note 2" svg:x="0.82677in" svg:y="5.55394in" svg:width="6.61378in" svg:height="5.26142in" presentation:class="notes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7" presentation:style-name="a569" draw:name="Segnaposto intestazione 3" svg:x="0in" svg:y="0in" svg:width="3.5878in" svg:height="0.58425in" presentation:class="head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8" presentation:style-name="a572" draw:name="Segnaposto data 4" svg:x="4.67953in" svg:y="0in" svg:width="3.5878in" svg:height="0.58425in" presentation:class="date-time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9" presentation:style-name="a575" draw:name="Segnaposto piè di pagina 5" svg:x="0in" svg:y="11.10827in" svg:width="3.5878in" svg:height="0.58425in" presentation:class="footer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10" presentation:style-name="a578" draw:name="Segnaposto numero diapositiva 6" svg:x="4.67953in" svg:y="11.10827in" svg:width="3.5878in" svg:height="0.58425in" presentation:class="page-number" presentation:placeholder="false">
          <draw:text-box>
            <text:p text:style-name="a577" text:class-names="" text:cond-style-name=""><text:span text:style-name="a5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titolo" style:page-layout-name="pageLayout1" draw:style-name="a581">
      <draw:frame draw:id="id74" presentation:style-name="a584" draw:name="Titolo 1" svg:x="1.37847in" svg:y="1.35243in" svg:width="8.26736in" svg:height="2.87847in" presentation:class="title" presentation:placeholder="false">
        <draw:text-box>
          <text:p text:style-name="a583" text:class-names="" text:cond-style-name=""><text:span text:style-name="a582" text:class-names="">Fare clic per modificare lo stile del titolo dello schema</text:span></text:p>
        </draw:text-box>
        <svg:title/>
        <svg:desc/>
      </draw:frame>
      <draw:frame draw:id="id75" presentation:style-name="a587" draw:name="Sottotitolo 2" svg:x="1.37847in" svg:y="4.34201in" svg:width="8.26736in" svg:height="1.99653in" presentation:class="subtitle" presentation:placeholder="false">
        <draw:text-box>
          <text:p text:style-name="a586" text:class-names="" text:cond-style-name=""><text:span text:style-name="a585" text:class-names="">Fare clic per modificare lo stile del sottotitolo dello schema</text:span></text:p>
        </draw:text-box>
        <svg:title/>
        <svg:desc/>
      </draw:frame>
      <draw:frame draw:id="id76" presentation:style-name="a590" draw:name="Segnaposto data 3" svg:x="0.03031in" svg:y="7.95276in" svg:width="2.56811in" svg:height="0.57008in" presentation:class="date-time" presentation:placeholder="false">
        <draw:text-box>
          <text:p text:style-name="a589" text:class-names="" text:cond-style-name=""><text:span text:style-name="a588" text:class-names=""/></text:p>
        </draw:text-box>
        <svg:title/>
        <svg:desc/>
      </draw:frame>
      <draw:frame draw:id="id77" presentation:style-name="a593" draw:name="Segnaposto piè di pagina 4" svg:x="3.77008in" svg:y="7.95276in" svg:width="3.49409in" svg:height="0.57008in" presentation:class="footer" presentation:placeholder="false">
        <draw:text-box>
          <text:p text:style-name="a592" text:class-names="" text:cond-style-name=""><text:span text:style-name="a591" text:class-names=""/></text:p>
        </draw:text-box>
        <svg:title/>
        <svg:desc/>
      </draw:frame>
      <draw:frame draw:id="id78" presentation:style-name="a596" draw:name="Segnaposto numero diapositiva 5" svg:x="8.29803in" svg:y="7.93386in" svg:width="2.56811in" svg:height="0.57008in" presentation:class="page-number" presentation:placeholder="false">
        <draw:text-box>
          <text:p text:style-name="a595" text:class-names="" text:cond-style-name=""><text:span text:style-name="a594" text:class-names=""><text:page-number style:num-format="1" text:fixed="false"/></text:span></text:p>
        </draw:text-box>
        <svg:title/>
        <svg:desc/>
      </draw:frame>
      <presentation:notes style:page-layout-name="pageLayout2" draw:style-name="a613">
        <draw:page-thumbnail svg:x="1.21063in" svg:y="0.88858in" svg:width="5.84567in" svg:height="4.38425in" presentation:class="page" draw:id="id5" presentation:style-name="a597" draw:name="Segnaposto immagine diapositiva 1">
          <svg:title/>
          <svg:desc/>
        </draw:page-thumbnail>
        <draw:frame draw:id="id6" presentation:style-name="a600" draw:name="Segnaposto note 2" svg:x="0.82677in" svg:y="5.55394in" svg:width="6.61378in" svg:height="5.26142in" presentation:class="notes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7" presentation:style-name="a603" draw:name="Segnaposto intestazione 3" svg:x="0in" svg:y="0in" svg:width="3.5878in" svg:height="0.58425in" presentation:class="head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8" presentation:style-name="a606" draw:name="Segnaposto data 4" svg:x="4.67953in" svg:y="0in" svg:width="3.5878in" svg:height="0.58425in" presentation:class="date-time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9" presentation:style-name="a609" draw:name="Segnaposto piè di pagina 5" svg:x="0in" svg:y="11.10827in" svg:width="3.5878in" svg:height="0.58425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0" presentation:style-name="a612" draw:name="Segnaposto numero diapositiva 6" svg:x="4.67953in" svg:y="11.10827in" svg:width="3.5878in" svg:height="0.58425in" presentation:class="page-number" presentation:placeholder="false">
          <draw:text-box>
            <text:p text:style-name="a611" text:class-names="" text:cond-style-name=""><text:span text:style-name="a6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olo-e-contenuto" style:page-layout-name="pageLayout1" draw:style-name="a615">
      <draw:frame draw:id="id79" presentation:style-name="a618" draw:name="Titolo 1" svg:x="0.55118in" svg:y="0.32953in" svg:width="9.92087in" svg:height="1.38031in" presentation:class="title" presentation:placeholder="false">
        <draw:text-box>
          <text:p text:style-name="a617" text:class-names="" text:cond-style-name=""><text:span text:style-name="a616" text:class-names="">Fare clic per modificare lo stile del titolo dello schema</text:span></text:p>
        </draw:text-box>
        <svg:title/>
        <svg:desc/>
      </draw:frame>
      <draw:frame draw:id="id80" presentation:style-name="a633" draw:name="Segnaposto contenuto 2" svg:x="0.55118in" svg:y="1.93465in" svg:width="9.92087in" svg:height="5.30945in" presentation:class="object" presentation:placeholder="false">
        <draw:text-box>
          <text:p text:style-name="a620" text:class-names="" text:cond-style-name=""><text:span text:style-name="a619" text:class-names="">Fare clic per modificare gli stili del testo dello schema</text:span></text:p>
          <text:list text:style-name="a623">
            <text:list-item>
              <text:list text:style-name="a623">
                <text:list-item>
                  <text:p text:style-name="a622" text:class-names="" text:cond-style-name=""><text:span text:style-name="a621" text:class-names="">Secondo livello</text:span></text:p>
                </text:list-item>
              </text:list>
            </text:list-item>
          </text:list>
          <text:list text:style-name="a626">
            <text:list-item>
              <text:list text:style-name="a626">
                <text:list-item>
                  <text:list text:style-name="a626">
                    <text:list-item>
                      <text:p text:style-name="a625" text:class-names="" text:cond-style-name=""><text:span text:style-name="a62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29">
            <text:list-item>
              <text:list text:style-name="a629">
                <text:list-item>
                  <text:list text:style-name="a629">
                    <text:list-item>
                      <text:list text:style-name="a629">
                        <text:list-item>
                          <text:p text:style-name="a628" text:class-names="" text:cond-style-name=""><text:span text:style-name="a62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2">
            <text:list-item>
              <text:list text:style-name="a632">
                <text:list-item>
                  <text:list text:style-name="a632">
                    <text:list-item>
                      <text:list text:style-name="a632">
                        <text:list-item>
                          <text:list text:style-name="a632">
                            <text:list-item>
                              <text:p text:style-name="a631" text:class-names="" text:cond-style-name=""><text:span text:style-name="a63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36" draw:name="Segnaposto data 3" svg:x="0.03031in" svg:y="7.95276in" svg:width="2.56811in" svg:height="0.57008in" presentation:class="date-time" presentation:placeholder="false">
        <draw:text-box>
          <text:p text:style-name="a635" text:class-names="" text:cond-style-name=""><text:span text:style-name="a634" text:class-names=""/></text:p>
        </draw:text-box>
        <svg:title/>
        <svg:desc/>
      </draw:frame>
      <draw:frame draw:id="id82" presentation:style-name="a639" draw:name="Segnaposto piè di pagina 4" svg:x="3.77008in" svg:y="7.95276in" svg:width="3.49409in" svg:height="0.57008in" presentation:class="footer" presentation:placeholder="false">
        <draw:text-box>
          <text:p text:style-name="a638" text:class-names="" text:cond-style-name=""><text:span text:style-name="a637" text:class-names=""/></text:p>
        </draw:text-box>
        <svg:title/>
        <svg:desc/>
      </draw:frame>
      <draw:frame draw:id="id83" presentation:style-name="a642" draw:name="Segnaposto numero diapositiva 5" svg:x="8.29803in" svg:y="7.93386in" svg:width="2.56811in" svg:height="0.57008in" presentation:class="page-number" presentation:placeholder="false">
        <draw:text-box>
          <text:p text:style-name="a641" text:class-names="" text:cond-style-name=""><text:span text:style-name="a640" text:class-names=""><text:page-number style:num-format="1" text:fixed="false"/></text:span></text:p>
        </draw:text-box>
        <svg:title/>
        <svg:desc/>
      </draw:frame>
      <presentation:notes style:page-layout-name="pageLayout2" draw:style-name="a659">
        <draw:page-thumbnail svg:x="1.21063in" svg:y="0.88858in" svg:width="5.84567in" svg:height="4.38425in" presentation:class="page" draw:id="id5" presentation:style-name="a643" draw:name="Segnaposto immagine diapositiva 1">
          <svg:title/>
          <svg:desc/>
        </draw:page-thumbnail>
        <draw:frame draw:id="id6" presentation:style-name="a646" draw:name="Segnaposto note 2" svg:x="0.82677in" svg:y="5.55394in" svg:width="6.61378in" svg:height="5.26142in" presentation:class="notes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7" presentation:style-name="a649" draw:name="Segnaposto intestazione 3" svg:x="0in" svg:y="0in" svg:width="3.5878in" svg:height="0.58425in" presentation:class="head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8" presentation:style-name="a652" draw:name="Segnaposto data 4" svg:x="4.67953in" svg:y="0in" svg:width="3.5878in" svg:height="0.58425in" presentation:class="date-time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9" presentation:style-name="a655" draw:name="Segnaposto piè di pagina 5" svg:x="0in" svg:y="11.10827in" svg:width="3.5878in" svg:height="0.58425in" presentation:class="foot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0" presentation:style-name="a658" draw:name="Segnaposto numero diapositiva 6" svg:x="4.67953in" svg:y="11.10827in" svg:width="3.5878in" svg:height="0.58425in" presentation:class="page-number" presentation:placeholder="false">
          <draw:text-box>
            <text:p text:style-name="a657" text:class-names="" text:cond-style-name=""><text:span text:style-name="a6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Intestazione-sezione" style:page-layout-name="pageLayout1" draw:style-name="a661">
      <draw:frame draw:id="id84" presentation:style-name="a664" draw:name="Titolo 1" svg:x="0.75174in" svg:y="2.06076in" svg:width="9.50868in" svg:height="3.43924in" presentation:class="title" presentation:placeholder="false">
        <draw:text-box>
          <text:p text:style-name="a663" text:class-names="" text:cond-style-name=""><text:span text:style-name="a662" text:class-names="">Fare clic per modificare lo stile del titolo dello schema</text:span></text:p>
        </draw:text-box>
        <svg:title/>
        <svg:desc/>
      </draw:frame>
      <draw:frame draw:id="id85" presentation:style-name="a668" draw:name="Segnaposto testo 2" svg:x="0.75174in" svg:y="5.53299in" svg:width="9.50868in" svg:height="1.80729in" presentation:class="outline" presentation:placeholder="false">
        <draw:text-box>
          <text:list text:style-name="a667">
            <text:list-item>
              <text:p text:style-name="a666" text:class-names="" text:cond-style-name=""><text:span text:style-name="a665" text:class-names="">Fare clic per modificare gli stili del testo dello schema</text:span></text:p>
            </text:list-item>
          </text:list>
        </draw:text-box>
        <svg:title/>
        <svg:desc/>
      </draw:frame>
      <draw:frame draw:id="id86" presentation:style-name="a671" draw:name="Segnaposto data 3" svg:x="0.03031in" svg:y="7.95276in" svg:width="2.56811in" svg:height="0.57008in" presentation:class="date-time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87" presentation:style-name="a674" draw:name="Segnaposto piè di pagina 4" svg:x="3.77008in" svg:y="7.95276in" svg:width="3.49409in" svg:height="0.57008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88" presentation:style-name="a677" draw:name="Segnaposto numero diapositiva 5" svg:x="8.29803in" svg:y="7.93386in" svg:width="2.56811in" svg:height="0.57008in" presentation:class="page-number" presentation:placeholder="false">
        <draw:text-box>
          <text:p text:style-name="a676" text:class-names="" text:cond-style-name=""><text:span text:style-name="a675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page-thumbnail svg:x="1.21063in" svg:y="0.88858in" svg:width="5.84567in" svg:height="4.38425in" presentation:class="page" draw:id="id5" presentation:style-name="a678" draw:name="Segnaposto immagine diapositiva 1">
          <svg:title/>
          <svg:desc/>
        </draw:page-thumbnail>
        <draw:frame draw:id="id6" presentation:style-name="a681" draw:name="Segnaposto note 2" svg:x="0.82677in" svg:y="5.55394in" svg:width="6.61378in" svg:height="5.26142in" presentation:class="notes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7" presentation:style-name="a684" draw:name="Segnaposto intestazione 3" svg:x="0in" svg:y="0in" svg:width="3.5878in" svg:height="0.58425in" presentation:class="head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8" presentation:style-name="a687" draw:name="Segnaposto data 4" svg:x="4.67953in" svg:y="0in" svg:width="3.5878in" svg:height="0.58425in" presentation:class="date-time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9" presentation:style-name="a690" draw:name="Segnaposto piè di pagina 5" svg:x="0in" svg:y="11.10827in" svg:width="3.5878in" svg:height="0.58425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Segnaposto numero diapositiva 6" svg:x="4.67953in" svg:y="11.10827in" svg:width="3.5878in" svg:height="0.58425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ue-contenuti" style:page-layout-name="pageLayout1" draw:style-name="a696">
      <draw:frame draw:id="id89" presentation:style-name="a699" draw:name="Titolo 1" svg:x="0.55118in" svg:y="0.32953in" svg:width="9.92087in" svg:height="1.38031in" presentation:class="title" presentation:placeholder="false">
        <draw:text-box>
          <text:p text:style-name="a698" text:class-names="" text:cond-style-name=""><text:span text:style-name="a697" text:class-names="">Fare clic per modificare lo stile del titolo dello schema</text:span></text:p>
        </draw:text-box>
        <svg:title/>
        <svg:desc/>
      </draw:frame>
      <draw:frame draw:id="id90" presentation:style-name="a714" draw:name="Segnaposto contenuto 2" svg:x="0.55035in" svg:y="1.93403in" svg:width="4.87674in" svg:height="5.31076in" presentation:class="object" presentation:placeholder="false">
        <draw:text-box>
          <text:p text:style-name="a701" text:class-names="" text:cond-style-name=""><text:span text:style-name="a700" text:class-names="">Fare clic per modificare gli stili del testo dello schema</text:span></text:p>
          <text:list text:style-name="a704">
            <text:list-item>
              <text:list text:style-name="a704">
                <text:list-item>
                  <text:p text:style-name="a703" text:class-names="" text:cond-style-name=""><text:span text:style-name="a702" text:class-names="">Secondo livello</text:span></text:p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p text:style-name="a706" text:class-names="" text:cond-style-name=""><text:span text:style-name="a70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list text:style-name="a710">
                        <text:list-item>
                          <text:p text:style-name="a709" text:class-names="" text:cond-style-name=""><text:span text:style-name="a70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3">
            <text:list-item>
              <text:list text:style-name="a713">
                <text:list-item>
                  <text:list text:style-name="a713">
                    <text:list-item>
                      <text:list text:style-name="a713">
                        <text:list-item>
                          <text:list text:style-name="a713">
                            <text:list-item>
                              <text:p text:style-name="a712" text:class-names="" text:cond-style-name=""><text:span text:style-name="a71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29" draw:name="Segnaposto contenuto 3" svg:x="5.59375in" svg:y="1.93403in" svg:width="4.87847in" svg:height="5.31076in" presentation:class="object" presentation:placeholder="false">
        <draw:text-box>
          <text:p text:style-name="a716" text:class-names="" text:cond-style-name=""><text:span text:style-name="a715" text:class-names="">Fare clic per modificare gli stili del testo dello schema</text:span></text:p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Secondo livello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8">
            <text:list-item>
              <text:list text:style-name="a728">
                <text:list-item>
                  <text:list text:style-name="a728">
                    <text:list-item>
                      <text:list text:style-name="a728">
                        <text:list-item>
                          <text:list text:style-name="a728">
                            <text:list-item>
                              <text:p text:style-name="a727" text:class-names="" text:cond-style-name=""><text:span text:style-name="a72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32" draw:name="Segnaposto data 4" svg:x="0.03031in" svg:y="7.95276in" svg:width="2.56811in" svg:height="0.57008in" presentation:class="date-time" presentation:placeholder="false">
        <draw:text-box>
          <text:p text:style-name="a731" text:class-names="" text:cond-style-name=""><text:span text:style-name="a730" text:class-names=""/></text:p>
        </draw:text-box>
        <svg:title/>
        <svg:desc/>
      </draw:frame>
      <draw:frame draw:id="id93" presentation:style-name="a735" draw:name="Segnaposto piè di pagina 5" svg:x="3.77008in" svg:y="7.95276in" svg:width="3.49409in" svg:height="0.57008in" presentation:class="footer" presentation:placeholder="false">
        <draw:text-box>
          <text:p text:style-name="a734" text:class-names="" text:cond-style-name=""><text:span text:style-name="a733" text:class-names=""/></text:p>
        </draw:text-box>
        <svg:title/>
        <svg:desc/>
      </draw:frame>
      <draw:frame draw:id="id94" presentation:style-name="a738" draw:name="Segnaposto numero diapositiva 6" svg:x="8.29803in" svg:y="7.93386in" svg:width="2.56811in" svg:height="0.57008in" presentation:class="page-number" presentation:placeholder="false">
        <draw:text-box>
          <text:p text:style-name="a737" text:class-names="" text:cond-style-name=""><text:span text:style-name="a736" text:class-names=""><text:page-number style:num-format="1" text:fixed="false"/></text:span></text:p>
        </draw:text-box>
        <svg:title/>
        <svg:desc/>
      </draw:frame>
      <presentation:notes style:page-layout-name="pageLayout2" draw:style-name="a755">
        <draw:page-thumbnail svg:x="1.21063in" svg:y="0.88858in" svg:width="5.84567in" svg:height="4.38425in" presentation:class="page" draw:id="id5" presentation:style-name="a739" draw:name="Segnaposto immagine diapositiva 1">
          <svg:title/>
          <svg:desc/>
        </draw:page-thumbnail>
        <draw:frame draw:id="id6" presentation:style-name="a742" draw:name="Segnaposto note 2" svg:x="0.82677in" svg:y="5.55394in" svg:width="6.61378in" svg:height="5.26142in" presentation:class="notes" presentation:placeholder="false">
          <draw:text-box>
            <text:p text:style-name="a741" text:class-names="" text:cond-style-name=""><text:span text:style-name="a740" text:class-names=""/></text:p>
          </draw:text-box>
          <svg:title/>
          <svg:desc/>
        </draw:frame>
        <draw:frame draw:id="id7" presentation:style-name="a745" draw:name="Segnaposto intestazione 3" svg:x="0in" svg:y="0in" svg:width="3.5878in" svg:height="0.58425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8" presentation:style-name="a748" draw:name="Segnaposto data 4" svg:x="4.67953in" svg:y="0in" svg:width="3.5878in" svg:height="0.58425in" presentation:class="date-time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9" presentation:style-name="a751" draw:name="Segnaposto piè di pagina 5" svg:x="0in" svg:y="11.10827in" svg:width="3.5878in" svg:height="0.58425in" presentation:class="footer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10" presentation:style-name="a754" draw:name="Segnaposto numero diapositiva 6" svg:x="4.67953in" svg:y="11.10827in" svg:width="3.5878in" svg:height="0.58425in" presentation:class="page-number" presentation:placeholder="false">
          <draw:text-box>
            <text:p text:style-name="a753" text:class-names="" text:cond-style-name=""><text:span text:style-name="a7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nfronto" style:page-layout-name="pageLayout1" draw:style-name="a757">
      <draw:frame draw:id="id95" presentation:style-name="a760" draw:name="Titolo 1" svg:x="0.75868in" svg:y="0.44097in" svg:width="9.50868in" svg:height="1.59722in" presentation:class="title" presentation:placeholder="false">
        <draw:text-box>
          <text:p text:style-name="a759" text:class-names="" text:cond-style-name=""><text:span text:style-name="a758" text:class-names="">Fare clic per modificare lo stile del titolo dello schema</text:span></text:p>
        </draw:text-box>
        <svg:title/>
        <svg:desc/>
      </draw:frame>
      <draw:frame draw:id="id96" presentation:style-name="a764" draw:name="Segnaposto testo 2" svg:x="0.75868in" svg:y="2.02604in" svg:width="4.66493in" svg:height="0.99306in" presentation:class="outline" presentation:placeholder="false">
        <draw:text-box>
          <text:list text:style-name="a763">
            <text:list-item>
              <text:p text:style-name="a762" text:class-names="" text:cond-style-name=""><text:span text:style-name="a761" text:class-names="">Fare clic per modificare gli stili del testo dello schema</text:span></text:p>
            </text:list-item>
          </text:list>
        </draw:text-box>
        <svg:title/>
        <svg:desc/>
      </draw:frame>
      <draw:frame draw:id="id97" presentation:style-name="a779" draw:name="Segnaposto contenuto 3" svg:x="0.75868in" svg:y="3.0191in" svg:width="4.66493in" svg:height="4.44271in" presentation:class="object" presentation:placeholder="false">
        <draw:text-box>
          <text:p text:style-name="a766" text:class-names="" text:cond-style-name=""><text:span text:style-name="a765" text:class-names="">Fare clic per modificare gli stili del testo dello schema</text:span></text:p>
          <text:list text:style-name="a769">
            <text:list-item>
              <text:list text:style-name="a769">
                <text:list-item>
                  <text:p text:style-name="a768" text:class-names="" text:cond-style-name=""><text:span text:style-name="a767" text:class-names="">Secondo livello</text:span></text:p>
                </text:list-item>
              </text:list>
            </text:list-item>
          </text:list>
          <text:list text:style-name="a772">
            <text:list-item>
              <text:list text:style-name="a772">
                <text:list-item>
                  <text:list text:style-name="a772">
                    <text:list-item>
                      <text:p text:style-name="a771" text:class-names="" text:cond-style-name=""><text:span text:style-name="a77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75">
            <text:list-item>
              <text:list text:style-name="a775">
                <text:list-item>
                  <text:list text:style-name="a775">
                    <text:list-item>
                      <text:list text:style-name="a775">
                        <text:list-item>
                          <text:p text:style-name="a774" text:class-names="" text:cond-style-name=""><text:span text:style-name="a77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8">
            <text:list-item>
              <text:list text:style-name="a778">
                <text:list-item>
                  <text:list text:style-name="a778">
                    <text:list-item>
                      <text:list text:style-name="a778">
                        <text:list-item>
                          <text:list text:style-name="a778">
                            <text:list-item>
                              <text:p text:style-name="a777" text:class-names="" text:cond-style-name=""><text:span text:style-name="a77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83" draw:name="Segnaposto testo 4" svg:x="5.5816in" svg:y="2.02604in" svg:width="4.68576in" svg:height="0.99306in" presentation:class="outline" presentation:placeholder="false">
        <draw:text-box>
          <text:list text:style-name="a782">
            <text:list-item>
              <text:p text:style-name="a781" text:class-names="" text:cond-style-name=""><text:span text:style-name="a780" text:class-names="">Fare clic per modificare gli stili del testo dello schema</text:span></text:p>
            </text:list-item>
          </text:list>
        </draw:text-box>
        <svg:title/>
        <svg:desc/>
      </draw:frame>
      <draw:frame draw:id="id99" presentation:style-name="a798" draw:name="Segnaposto contenuto 5" svg:x="5.5816in" svg:y="3.0191in" svg:width="4.68576in" svg:height="4.44271in" presentation:class="object" presentation:placeholder="false">
        <draw:text-box>
          <text:p text:style-name="a785" text:class-names="" text:cond-style-name=""><text:span text:style-name="a784" text:class-names="">Fare clic per modificare gli stili del testo dello schema</text:span></text:p>
          <text:list text:style-name="a788">
            <text:list-item>
              <text:list text:style-name="a788">
                <text:list-item>
                  <text:p text:style-name="a787" text:class-names="" text:cond-style-name=""><text:span text:style-name="a786" text:class-names="">Secondo livello</text:span></text:p>
                </text:list-item>
              </text:list>
            </text:list-item>
          </text:list>
          <text:list text:style-name="a791">
            <text:list-item>
              <text:list text:style-name="a791">
                <text:list-item>
                  <text:list text:style-name="a791">
                    <text:list-item>
                      <text:p text:style-name="a790" text:class-names="" text:cond-style-name=""><text:span text:style-name="a78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94">
            <text:list-item>
              <text:list text:style-name="a794">
                <text:list-item>
                  <text:list text:style-name="a794">
                    <text:list-item>
                      <text:list text:style-name="a794">
                        <text:list-item>
                          <text:p text:style-name="a793" text:class-names="" text:cond-style-name=""><text:span text:style-name="a79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list text:style-name="a797">
                        <text:list-item>
                          <text:list text:style-name="a797">
                            <text:list-item>
                              <text:p text:style-name="a796" text:class-names="" text:cond-style-name=""><text:span text:style-name="a79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01" draw:name="Segnaposto data 6" svg:x="0.03031in" svg:y="7.95276in" svg:width="2.56811in" svg:height="0.57008in" presentation:class="date-time" presentation:placeholder="false">
        <draw:text-box>
          <text:p text:style-name="a800" text:class-names="" text:cond-style-name=""><text:span text:style-name="a799" text:class-names=""/></text:p>
        </draw:text-box>
        <svg:title/>
        <svg:desc/>
      </draw:frame>
      <draw:frame draw:id="id101" presentation:style-name="a804" draw:name="Segnaposto piè di pagina 7" svg:x="3.77008in" svg:y="7.95276in" svg:width="3.49409in" svg:height="0.57008in" presentation:class="footer" presentation:placeholder="false">
        <draw:text-box>
          <text:p text:style-name="a803" text:class-names="" text:cond-style-name=""><text:span text:style-name="a802" text:class-names=""/></text:p>
        </draw:text-box>
        <svg:title/>
        <svg:desc/>
      </draw:frame>
      <draw:frame draw:id="id102" presentation:style-name="a807" draw:name="Segnaposto numero diapositiva 8" svg:x="8.29803in" svg:y="7.93386in" svg:width="2.56811in" svg:height="0.57008in" presentation:class="page-number" presentation:placeholder="false">
        <draw:text-box>
          <text:p text:style-name="a806" text:class-names="" text:cond-style-name=""><text:span text:style-name="a805" text:class-names=""><text:page-number style:num-format="1" text:fixed="false"/></text:span></text:p>
        </draw:text-box>
        <svg:title/>
        <svg:desc/>
      </draw:frame>
      <presentation:notes style:page-layout-name="pageLayout2" draw:style-name="a824">
        <draw:page-thumbnail svg:x="1.21063in" svg:y="0.88858in" svg:width="5.84567in" svg:height="4.38425in" presentation:class="page" draw:id="id5" presentation:style-name="a808" draw:name="Segnaposto immagine diapositiva 1">
          <svg:title/>
          <svg:desc/>
        </draw:page-thumbnail>
        <draw:frame draw:id="id6" presentation:style-name="a811" draw:name="Segnaposto note 2" svg:x="0.82677in" svg:y="5.55394in" svg:width="6.61378in" svg:height="5.26142in" presentation:class="notes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7" presentation:style-name="a814" draw:name="Segnaposto intestazione 3" svg:x="0in" svg:y="0in" svg:width="3.5878in" svg:height="0.58425in" presentation:class="head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8" presentation:style-name="a817" draw:name="Segnaposto data 4" svg:x="4.67953in" svg:y="0in" svg:width="3.5878in" svg:height="0.58425in" presentation:class="date-time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9" presentation:style-name="a820" draw:name="Segnaposto piè di pagina 5" svg:x="0in" svg:y="11.10827in" svg:width="3.5878in" svg:height="0.58425in" presentation:class="footer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0" presentation:style-name="a823" draw:name="Segnaposto numero diapositiva 6" svg:x="4.67953in" svg:y="11.10827in" svg:width="3.5878in" svg:height="0.58425in" presentation:class="page-number" presentation:placeholder="false">
          <draw:text-box>
            <text:p text:style-name="a822" text:class-names="" text:cond-style-name=""><text:span text:style-name="a8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titolo" style:page-layout-name="pageLayout1" draw:style-name="a826">
      <draw:frame draw:id="id103" presentation:style-name="a829" draw:name="Titolo 1" svg:x="0.55118in" svg:y="0.32953in" svg:width="9.92087in" svg:height="1.38031in" presentation:class="title" presentation:placeholder="false">
        <draw:text-box>
          <text:p text:style-name="a828" text:class-names="" text:cond-style-name=""><text:span text:style-name="a827" text:class-names="">Fare clic per modificare lo stile del titolo dello schema</text:span></text:p>
        </draw:text-box>
        <svg:title/>
        <svg:desc/>
      </draw:frame>
      <draw:frame draw:id="id104" presentation:style-name="a832" draw:name="Segnaposto data 2" svg:x="0.03031in" svg:y="7.95276in" svg:width="2.56811in" svg:height="0.57008in" presentation:class="date-time" presentation:placeholder="false">
        <draw:text-box>
          <text:p text:style-name="a831" text:class-names="" text:cond-style-name=""><text:span text:style-name="a830" text:class-names=""/></text:p>
        </draw:text-box>
        <svg:title/>
        <svg:desc/>
      </draw:frame>
      <draw:frame draw:id="id105" presentation:style-name="a835" draw:name="Segnaposto piè di pagina 3" svg:x="3.77008in" svg:y="7.95276in" svg:width="3.49409in" svg:height="0.57008in" presentation:class="footer" presentation:placeholder="false">
        <draw:text-box>
          <text:p text:style-name="a834" text:class-names="" text:cond-style-name=""><text:span text:style-name="a833" text:class-names=""/></text:p>
        </draw:text-box>
        <svg:title/>
        <svg:desc/>
      </draw:frame>
      <draw:frame draw:id="id106" presentation:style-name="a838" draw:name="Segnaposto numero diapositiva 4" svg:x="8.29803in" svg:y="7.93386in" svg:width="2.56811in" svg:height="0.57008in" presentation:class="page-number" presentation:placeholder="false">
        <draw:text-box>
          <text:p text:style-name="a837" text:class-names="" text:cond-style-name=""><text:span text:style-name="a836" text:class-names=""><text:page-number style:num-format="1" text:fixed="false"/></text:span></text:p>
        </draw:text-box>
        <svg:title/>
        <svg:desc/>
      </draw:frame>
      <presentation:notes style:page-layout-name="pageLayout2" draw:style-name="a855">
        <draw:page-thumbnail svg:x="1.21063in" svg:y="0.88858in" svg:width="5.84567in" svg:height="4.38425in" presentation:class="page" draw:id="id5" presentation:style-name="a839" draw:name="Segnaposto immagine diapositiva 1">
          <svg:title/>
          <svg:desc/>
        </draw:page-thumbnail>
        <draw:frame draw:id="id6" presentation:style-name="a842" draw:name="Segnaposto note 2" svg:x="0.82677in" svg:y="5.55394in" svg:width="6.61378in" svg:height="5.26142in" presentation:class="notes" presentation:placeholder="false">
          <draw:text-box>
            <text:p text:style-name="a841" text:class-names="" text:cond-style-name=""><text:span text:style-name="a840" text:class-names=""/></text:p>
          </draw:text-box>
          <svg:title/>
          <svg:desc/>
        </draw:frame>
        <draw:frame draw:id="id7" presentation:style-name="a845" draw:name="Segnaposto intestazione 3" svg:x="0in" svg:y="0in" svg:width="3.5878in" svg:height="0.58425in" presentation:class="header" presentation:placeholder="false">
          <draw:text-box>
            <text:p text:style-name="a844" text:class-names="" text:cond-style-name=""><text:span text:style-name="a843" text:class-names=""/></text:p>
          </draw:text-box>
          <svg:title/>
          <svg:desc/>
        </draw:frame>
        <draw:frame draw:id="id8" presentation:style-name="a848" draw:name="Segnaposto data 4" svg:x="4.67953in" svg:y="0in" svg:width="3.5878in" svg:height="0.58425in" presentation:class="date-time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9" presentation:style-name="a851" draw:name="Segnaposto piè di pagina 5" svg:x="0in" svg:y="11.10827in" svg:width="3.5878in" svg:height="0.58425in" presentation:class="foot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10" presentation:style-name="a854" draw:name="Segnaposto numero diapositiva 6" svg:x="4.67953in" svg:y="11.10827in" svg:width="3.5878in" svg:height="0.58425in" presentation:class="page-number" presentation:placeholder="false">
          <draw:text-box>
            <text:p text:style-name="a853" text:class-names="" text:cond-style-name=""><text:span text:style-name="a8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Vuota" style:page-layout-name="pageLayout1" draw:style-name="a857">
      <draw:frame draw:id="id107" presentation:style-name="a860" draw:name="Segnaposto data 1" svg:x="0.03031in" svg:y="7.95276in" svg:width="2.56811in" svg:height="0.57008in" presentation:class="date-time" presentation:placeholder="false">
        <draw:text-box>
          <text:p text:style-name="a859" text:class-names="" text:cond-style-name=""><text:span text:style-name="a858" text:class-names=""/></text:p>
        </draw:text-box>
        <svg:title/>
        <svg:desc/>
      </draw:frame>
      <draw:frame draw:id="id108" presentation:style-name="a863" draw:name="Segnaposto piè di pagina 2" svg:x="3.77008in" svg:y="7.95276in" svg:width="3.49409in" svg:height="0.57008in" presentation:class="footer" presentation:placeholder="false">
        <draw:text-box>
          <text:p text:style-name="a862" text:class-names="" text:cond-style-name=""><text:span text:style-name="a861" text:class-names=""/></text:p>
        </draw:text-box>
        <svg:title/>
        <svg:desc/>
      </draw:frame>
      <draw:frame draw:id="id109" presentation:style-name="a866" draw:name="Segnaposto numero diapositiva 3" svg:x="8.29803in" svg:y="7.93386in" svg:width="2.56811in" svg:height="0.57008in" presentation:class="page-number" presentation:placeholder="false">
        <draw:text-box>
          <text:p text:style-name="a865" text:class-names="" text:cond-style-name=""><text:span text:style-name="a864" text:class-names=""><text:page-number style:num-format="1" text:fixed="false"/></text:span></text:p>
        </draw:text-box>
        <svg:title/>
        <svg:desc/>
      </draw:frame>
      <presentation:notes style:page-layout-name="pageLayout2" draw:style-name="a883">
        <draw:page-thumbnail svg:x="1.21063in" svg:y="0.88858in" svg:width="5.84567in" svg:height="4.38425in" presentation:class="page" draw:id="id5" presentation:style-name="a867" draw:name="Segnaposto immagine diapositiva 1">
          <svg:title/>
          <svg:desc/>
        </draw:page-thumbnail>
        <draw:frame draw:id="id6" presentation:style-name="a870" draw:name="Segnaposto note 2" svg:x="0.82677in" svg:y="5.55394in" svg:width="6.61378in" svg:height="5.26142in" presentation:class="notes" presentation:placeholder="false">
          <draw:text-box>
            <text:p text:style-name="a869" text:class-names="" text:cond-style-name=""><text:span text:style-name="a868" text:class-names=""/></text:p>
          </draw:text-box>
          <svg:title/>
          <svg:desc/>
        </draw:frame>
        <draw:frame draw:id="id7" presentation:style-name="a873" draw:name="Segnaposto intestazione 3" svg:x="0in" svg:y="0in" svg:width="3.5878in" svg:height="0.58425in" presentation:class="header" presentation:placeholder="false">
          <draw:text-box>
            <text:p text:style-name="a872" text:class-names="" text:cond-style-name=""><text:span text:style-name="a871" text:class-names=""/></text:p>
          </draw:text-box>
          <svg:title/>
          <svg:desc/>
        </draw:frame>
        <draw:frame draw:id="id8" presentation:style-name="a876" draw:name="Segnaposto data 4" svg:x="4.67953in" svg:y="0in" svg:width="3.5878in" svg:height="0.58425in" presentation:class="date-time" presentation:placeholder="false">
          <draw:text-box>
            <text:p text:style-name="a875" text:class-names="" text:cond-style-name=""><text:span text:style-name="a874" text:class-names=""/></text:p>
          </draw:text-box>
          <svg:title/>
          <svg:desc/>
        </draw:frame>
        <draw:frame draw:id="id9" presentation:style-name="a879" draw:name="Segnaposto piè di pagina 5" svg:x="0in" svg:y="11.10827in" svg:width="3.5878in" svg:height="0.58425in" presentation:class="footer" presentation:placeholder="false">
          <draw:text-box>
            <text:p text:style-name="a878" text:class-names="" text:cond-style-name=""><text:span text:style-name="a877" text:class-names=""/></text:p>
          </draw:text-box>
          <svg:title/>
          <svg:desc/>
        </draw:frame>
        <draw:frame draw:id="id10" presentation:style-name="a882" draw:name="Segnaposto numero diapositiva 6" svg:x="4.67953in" svg:y="11.10827in" svg:width="3.5878in" svg:height="0.58425in" presentation:class="page-number" presentation:placeholder="false">
          <draw:text-box>
            <text:p text:style-name="a881" text:class-names="" text:cond-style-name=""><text:span text:style-name="a8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uto-con-didascalia" style:page-layout-name="pageLayout1" draw:style-name="a885">
      <draw:frame draw:id="id110" presentation:style-name="a888" draw:name="Titolo 1" svg:x="0.75868in" svg:y="0.55035in" svg:width="3.55556in" svg:height="1.93056in" presentation:class="title" presentation:placeholder="false">
        <draw:text-box>
          <text:p text:style-name="a887" text:class-names="" text:cond-style-name=""><text:span text:style-name="a886" text:class-names="">Fare clic per modificare lo stile del titolo dello schema</text:span></text:p>
        </draw:text-box>
        <svg:title/>
        <svg:desc/>
      </draw:frame>
      <draw:frame draw:id="id111" presentation:style-name="a903" draw:name="Segnaposto contenuto 2" svg:x="4.6875in" svg:y="1.19097in" svg:width="5.57986in" svg:height="5.875in" presentation:class="object" presentation:placeholder="false">
        <draw:text-box>
          <text:p text:style-name="a890" text:class-names="" text:cond-style-name=""><text:span text:style-name="a889" text:class-names="">Fare clic per modificare gli stili del testo dello schema</text:span></text:p>
          <text:list text:style-name="a893">
            <text:list-item>
              <text:list text:style-name="a893">
                <text:list-item>
                  <text:p text:style-name="a892" text:class-names="" text:cond-style-name=""><text:span text:style-name="a891" text:class-names="">Secondo livello</text:span></text:p>
                </text:list-item>
              </text:list>
            </text:list-item>
          </text:list>
          <text:list text:style-name="a896">
            <text:list-item>
              <text:list text:style-name="a896">
                <text:list-item>
                  <text:list text:style-name="a896">
                    <text:list-item>
                      <text:p text:style-name="a895" text:class-names="" text:cond-style-name=""><text:span text:style-name="a89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99">
            <text:list-item>
              <text:list text:style-name="a899">
                <text:list-item>
                  <text:list text:style-name="a899">
                    <text:list-item>
                      <text:list text:style-name="a899">
                        <text:list-item>
                          <text:p text:style-name="a898" text:class-names="" text:cond-style-name=""><text:span text:style-name="a89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2">
            <text:list-item>
              <text:list text:style-name="a902">
                <text:list-item>
                  <text:list text:style-name="a902">
                    <text:list-item>
                      <text:list text:style-name="a902">
                        <text:list-item>
                          <text:list text:style-name="a902">
                            <text:list-item>
                              <text:p text:style-name="a901" text:class-names="" text:cond-style-name=""><text:span text:style-name="a90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07" draw:name="Segnaposto testo 3" svg:x="0.75868in" svg:y="2.4809in" svg:width="3.55556in" svg:height="4.59375in" presentation:class="outline" presentation:placeholder="false">
        <draw:text-box>
          <text:list text:style-name="a906">
            <text:list-item>
              <text:p text:style-name="a905" text:class-names="" text:cond-style-name=""><text:span text:style-name="a904" text:class-names="">Fare clic per modificare gli stili del testo dello schema</text:span></text:p>
            </text:list-item>
          </text:list>
        </draw:text-box>
        <svg:title/>
        <svg:desc/>
      </draw:frame>
      <draw:frame draw:id="id113" presentation:style-name="a910" draw:name="Segnaposto data 4" svg:x="0.03031in" svg:y="7.95276in" svg:width="2.56811in" svg:height="0.57008in" presentation:class="date-time" presentation:placeholder="false">
        <draw:text-box>
          <text:p text:style-name="a909" text:class-names="" text:cond-style-name=""><text:span text:style-name="a908" text:class-names=""/></text:p>
        </draw:text-box>
        <svg:title/>
        <svg:desc/>
      </draw:frame>
      <draw:frame draw:id="id114" presentation:style-name="a913" draw:name="Segnaposto piè di pagina 5" svg:x="3.77008in" svg:y="7.95276in" svg:width="3.49409in" svg:height="0.57008in" presentation:class="footer" presentation:placeholder="false">
        <draw:text-box>
          <text:p text:style-name="a912" text:class-names="" text:cond-style-name=""><text:span text:style-name="a911" text:class-names=""/></text:p>
        </draw:text-box>
        <svg:title/>
        <svg:desc/>
      </draw:frame>
      <draw:frame draw:id="id115" presentation:style-name="a916" draw:name="Segnaposto numero diapositiva 6" svg:x="8.29803in" svg:y="7.93386in" svg:width="2.56811in" svg:height="0.57008in" presentation:class="page-number" presentation:placeholder="false">
        <draw:text-box>
          <text:p text:style-name="a915" text:class-names="" text:cond-style-name=""><text:span text:style-name="a914" text:class-names=""><text:page-number style:num-format="1" text:fixed="false"/></text:span></text:p>
        </draw:text-box>
        <svg:title/>
        <svg:desc/>
      </draw:frame>
      <presentation:notes style:page-layout-name="pageLayout2" draw:style-name="a933">
        <draw:page-thumbnail svg:x="1.21063in" svg:y="0.88858in" svg:width="5.84567in" svg:height="4.38425in" presentation:class="page" draw:id="id5" presentation:style-name="a917" draw:name="Segnaposto immagine diapositiva 1">
          <svg:title/>
          <svg:desc/>
        </draw:page-thumbnail>
        <draw:frame draw:id="id6" presentation:style-name="a920" draw:name="Segnaposto note 2" svg:x="0.82677in" svg:y="5.55394in" svg:width="6.61378in" svg:height="5.26142in" presentation:class="notes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7" presentation:style-name="a923" draw:name="Segnaposto intestazione 3" svg:x="0in" svg:y="0in" svg:width="3.5878in" svg:height="0.58425in" presentation:class="head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8" presentation:style-name="a926" draw:name="Segnaposto data 4" svg:x="4.67953in" svg:y="0in" svg:width="3.5878in" svg:height="0.58425in" presentation:class="date-time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9" presentation:style-name="a929" draw:name="Segnaposto piè di pagina 5" svg:x="0in" svg:y="11.10827in" svg:width="3.5878in" svg:height="0.58425in" presentation:class="foot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0" presentation:style-name="a932" draw:name="Segnaposto numero diapositiva 6" svg:x="4.67953in" svg:y="11.10827in" svg:width="3.5878in" svg:height="0.58425in" presentation:class="page-number" presentation:placeholder="false">
          <draw:text-box>
            <text:p text:style-name="a931" text:class-names="" text:cond-style-name=""><text:span text:style-name="a9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magine-con-didascalia" style:page-layout-name="pageLayout1" draw:style-name="a935">
      <draw:frame draw:id="id116" presentation:style-name="a938" draw:name="Titolo 1" svg:x="0.75868in" svg:y="0.55035in" svg:width="3.55556in" svg:height="1.93056in" presentation:class="title" presentation:placeholder="false">
        <draw:text-box>
          <text:p text:style-name="a937" text:class-names="" text:cond-style-name=""><text:span text:style-name="a936" text:class-names="">Fare clic per modificare lo stile del titolo dello schema</text:span></text:p>
        </draw:text-box>
        <svg:title/>
        <svg:desc/>
      </draw:frame>
      <draw:frame draw:id="id117" presentation:style-name="a941" draw:name="Segnaposto immagine 2" svg:x="4.6875in" svg:y="1.19097in" svg:width="5.57986in" svg:height="5.875in" presentation:class="graphic" presentation:placeholder="false">
        <draw:text-box>
          <text:p text:style-name="a940" text:class-names="" text:cond-style-name=""><text:span text:style-name="a939" text:class-names=""/></text:p>
        </draw:text-box>
        <svg:title/>
        <svg:desc/>
      </draw:frame>
      <draw:frame draw:id="id118" presentation:style-name="a945" draw:name="Segnaposto testo 3" svg:x="0.75868in" svg:y="2.4809in" svg:width="3.55556in" svg:height="4.59375in" presentation:class="outline" presentation:placeholder="false">
        <draw:text-box>
          <text:list text:style-name="a944">
            <text:list-item>
              <text:p text:style-name="a943" text:class-names="" text:cond-style-name=""><text:span text:style-name="a942" text:class-names="">Fare clic per modificare gli stili del testo dello schema</text:span></text:p>
            </text:list-item>
          </text:list>
        </draw:text-box>
        <svg:title/>
        <svg:desc/>
      </draw:frame>
      <draw:frame draw:id="id119" presentation:style-name="a948" draw:name="Segnaposto data 4" svg:x="0.03031in" svg:y="7.95276in" svg:width="2.56811in" svg:height="0.57008in" presentation:class="date-time" presentation:placeholder="false">
        <draw:text-box>
          <text:p text:style-name="a947" text:class-names="" text:cond-style-name=""><text:span text:style-name="a946" text:class-names=""/></text:p>
        </draw:text-box>
        <svg:title/>
        <svg:desc/>
      </draw:frame>
      <draw:frame draw:id="id120" presentation:style-name="a951" draw:name="Segnaposto piè di pagina 5" svg:x="3.77008in" svg:y="7.95276in" svg:width="3.49409in" svg:height="0.57008in" presentation:class="footer" presentation:placeholder="false">
        <draw:text-box>
          <text:p text:style-name="a950" text:class-names="" text:cond-style-name=""><text:span text:style-name="a949" text:class-names=""/></text:p>
        </draw:text-box>
        <svg:title/>
        <svg:desc/>
      </draw:frame>
      <draw:frame draw:id="id121" presentation:style-name="a954" draw:name="Segnaposto numero diapositiva 6" svg:x="8.29803in" svg:y="7.93386in" svg:width="2.56811in" svg:height="0.57008in" presentation:class="page-number" presentation:placeholder="false">
        <draw:text-box>
          <text:p text:style-name="a953" text:class-names="" text:cond-style-name=""><text:span text:style-name="a952" text:class-names=""><text:page-number style:num-format="1" text:fixed="false"/></text:span></text:p>
        </draw:text-box>
        <svg:title/>
        <svg:desc/>
      </draw:frame>
      <presentation:notes style:page-layout-name="pageLayout2" draw:style-name="a971">
        <draw:page-thumbnail svg:x="1.21063in" svg:y="0.88858in" svg:width="5.84567in" svg:height="4.38425in" presentation:class="page" draw:id="id5" presentation:style-name="a955" draw:name="Segnaposto immagine diapositiva 1">
          <svg:title/>
          <svg:desc/>
        </draw:page-thumbnail>
        <draw:frame draw:id="id6" presentation:style-name="a958" draw:name="Segnaposto note 2" svg:x="0.82677in" svg:y="5.55394in" svg:width="6.61378in" svg:height="5.26142in" presentation:class="notes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7" presentation:style-name="a961" draw:name="Segnaposto intestazione 3" svg:x="0in" svg:y="0in" svg:width="3.5878in" svg:height="0.58425in" presentation:class="header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8" presentation:style-name="a964" draw:name="Segnaposto data 4" svg:x="4.67953in" svg:y="0in" svg:width="3.5878in" svg:height="0.58425in" presentation:class="date-time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9" presentation:style-name="a967" draw:name="Segnaposto piè di pagina 5" svg:x="0in" svg:y="11.10827in" svg:width="3.5878in" svg:height="0.58425in" presentation:class="foot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0" presentation:style-name="a970" draw:name="Segnaposto numero diapositiva 6" svg:x="4.67953in" svg:y="11.10827in" svg:width="3.5878in" svg:height="0.58425in" presentation:class="page-number" presentation:placeholder="false">
          <draw:text-box>
            <text:p text:style-name="a969" text:class-names="" text:cond-style-name=""><text:span text:style-name="a9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olo-e-testo-verticale" style:page-layout-name="pageLayout1" draw:style-name="a973">
      <draw:frame draw:id="id122" presentation:style-name="a976" draw:name="Titolo 1" svg:x="0.55118in" svg:y="0.32953in" svg:width="9.92087in" svg:height="1.38031in" presentation:class="title" presentation:placeholder="false">
        <draw:text-box>
          <text:p text:style-name="a975" text:class-names="" text:cond-style-name=""><text:span text:style-name="a974" text:class-names="">Fare clic per modificare lo stile del titolo dello schema</text:span></text:p>
        </draw:text-box>
        <svg:title/>
        <svg:desc/>
      </draw:frame>
      <draw:frame draw:id="id123" presentation:style-name="a992" draw:name="Segnaposto testo verticale 2" svg:x="0.55118in" svg:y="1.93465in" svg:width="9.92087in" svg:height="5.30945in" presentation:class="outline" presentation:placeholder="false">
        <draw:text-box>
          <text:list text:style-name="a979">
            <text:list-item>
              <text:p text:style-name="a978" text:class-names="" text:cond-style-name=""><text:span text:style-name="a977" text:class-names="">Fare clic per modificare gli stili del testo dello schema</text:span></text:p>
            </text:list-item>
          </text:list>
          <text:list text:style-name="a982">
            <text:list-item>
              <text:list text:style-name="a982">
                <text:list-item>
                  <text:p text:style-name="a981" text:class-names="" text:cond-style-name=""><text:span text:style-name="a980" text:class-names="">Secondo livello</text:span></text:p>
                </text:list-item>
              </text:list>
            </text:list-item>
          </text:list>
          <text:list text:style-name="a985">
            <text:list-item>
              <text:list text:style-name="a985">
                <text:list-item>
                  <text:list text:style-name="a985">
                    <text:list-item>
                      <text:p text:style-name="a984" text:class-names="" text:cond-style-name=""><text:span text:style-name="a98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88">
            <text:list-item>
              <text:list text:style-name="a988">
                <text:list-item>
                  <text:list text:style-name="a988">
                    <text:list-item>
                      <text:list text:style-name="a988">
                        <text:list-item>
                          <text:p text:style-name="a987" text:class-names="" text:cond-style-name=""><text:span text:style-name="a98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1">
            <text:list-item>
              <text:list text:style-name="a991">
                <text:list-item>
                  <text:list text:style-name="a991">
                    <text:list-item>
                      <text:list text:style-name="a991">
                        <text:list-item>
                          <text:list text:style-name="a991">
                            <text:list-item>
                              <text:p text:style-name="a990" text:class-names="" text:cond-style-name=""><text:span text:style-name="a98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95" draw:name="Segnaposto data 3" svg:x="0.03031in" svg:y="7.95276in" svg:width="2.56811in" svg:height="0.57008in" presentation:class="date-time" presentation:placeholder="false">
        <draw:text-box>
          <text:p text:style-name="a994" text:class-names="" text:cond-style-name=""><text:span text:style-name="a993" text:class-names=""/></text:p>
        </draw:text-box>
        <svg:title/>
        <svg:desc/>
      </draw:frame>
      <draw:frame draw:id="id125" presentation:style-name="a998" draw:name="Segnaposto piè di pagina 4" svg:x="3.77008in" svg:y="7.95276in" svg:width="3.49409in" svg:height="0.57008in" presentation:class="footer" presentation:placeholder="false">
        <draw:text-box>
          <text:p text:style-name="a997" text:class-names="" text:cond-style-name=""><text:span text:style-name="a996" text:class-names=""/></text:p>
        </draw:text-box>
        <svg:title/>
        <svg:desc/>
      </draw:frame>
      <draw:frame draw:id="id126" presentation:style-name="a1001" draw:name="Segnaposto numero diapositiva 5" svg:x="8.29803in" svg:y="7.93386in" svg:width="2.56811in" svg:height="0.57008in" presentation:class="page-number" presentation:placeholder="false">
        <draw:text-box>
          <text:p text:style-name="a1000" text:class-names="" text:cond-style-name=""><text:span text:style-name="a999" text:class-names=""><text:page-number style:num-format="1" text:fixed="false"/></text:span></text:p>
        </draw:text-box>
        <svg:title/>
        <svg:desc/>
      </draw:frame>
      <presentation:notes style:page-layout-name="pageLayout2" draw:style-name="a1018">
        <draw:page-thumbnail svg:x="1.21063in" svg:y="0.88858in" svg:width="5.84567in" svg:height="4.38425in" presentation:class="page" draw:id="id5" presentation:style-name="a1002" draw:name="Segnaposto immagine diapositiva 1">
          <svg:title/>
          <svg:desc/>
        </draw:page-thumbnail>
        <draw:frame draw:id="id6" presentation:style-name="a1005" draw:name="Segnaposto note 2" svg:x="0.82677in" svg:y="5.55394in" svg:width="6.61378in" svg:height="5.26142in" presentation:class="notes" presentation:placeholder="false">
          <draw:text-box>
            <text:p text:style-name="a1004" text:class-names="" text:cond-style-name=""><text:span text:style-name="a1003" text:class-names=""/></text:p>
          </draw:text-box>
          <svg:title/>
          <svg:desc/>
        </draw:frame>
        <draw:frame draw:id="id7" presentation:style-name="a1008" draw:name="Segnaposto intestazione 3" svg:x="0in" svg:y="0in" svg:width="3.5878in" svg:height="0.58425in" presentation:class="header" presentation:placeholder="false">
          <draw:text-box>
            <text:p text:style-name="a1007" text:class-names="" text:cond-style-name=""><text:span text:style-name="a1006" text:class-names=""/></text:p>
          </draw:text-box>
          <svg:title/>
          <svg:desc/>
        </draw:frame>
        <draw:frame draw:id="id8" presentation:style-name="a1011" draw:name="Segnaposto data 4" svg:x="4.67953in" svg:y="0in" svg:width="3.5878in" svg:height="0.58425in" presentation:class="date-time" presentation:placeholder="false">
          <draw:text-box>
            <text:p text:style-name="a1010" text:class-names="" text:cond-style-name=""><text:span text:style-name="a1009" text:class-names=""/></text:p>
          </draw:text-box>
          <svg:title/>
          <svg:desc/>
        </draw:frame>
        <draw:frame draw:id="id9" presentation:style-name="a1014" draw:name="Segnaposto piè di pagina 5" svg:x="0in" svg:y="11.10827in" svg:width="3.5878in" svg:height="0.58425in" presentation:class="footer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10" presentation:style-name="a1017" draw:name="Segnaposto numero diapositiva 6" svg:x="4.67953in" svg:y="11.10827in" svg:width="3.5878in" svg:height="0.58425in" presentation:class="page-number" presentation:placeholder="false">
          <draw:text-box>
            <text:p text:style-name="a1016" text:class-names="" text:cond-style-name=""><text:span text:style-name="a10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itolo-e-testo-verticale" style:page-layout-name="pageLayout1" draw:style-name="a1020">
      <draw:frame draw:id="id127" presentation:style-name="a1023" draw:name="Titolo verticale 1" svg:x="7.99306in" svg:y="0.32986in" svg:width="2.47917in" svg:height="6.91493in" presentation:class="title" presentation:placeholder="false">
        <draw:text-box>
          <text:p text:style-name="a1022" text:class-names="" text:cond-style-name=""><text:span text:style-name="a1021" text:class-names="">Fare clic per modificare lo stile del titolo dello schema</text:span></text:p>
        </draw:text-box>
        <svg:title/>
        <svg:desc/>
      </draw:frame>
      <draw:frame draw:id="id128" presentation:style-name="a1039" draw:name="Segnaposto testo verticale 2" svg:x="0.55035in" svg:y="0.32986in" svg:width="7.27604in" svg:height="6.91493in" presentation:class="outline" presentation:placeholder="false">
        <draw:text-box>
          <text:list text:style-name="a1026">
            <text:list-item>
              <text:p text:style-name="a1025" text:class-names="" text:cond-style-name=""><text:span text:style-name="a1024" text:class-names="">Fare clic per modificare gli stili del testo dello schema</text:span></text:p>
            </text:list-item>
          </text:list>
          <text:list text:style-name="a1029">
            <text:list-item>
              <text:list text:style-name="a1029">
                <text:list-item>
                  <text:p text:style-name="a1028" text:class-names="" text:cond-style-name=""><text:span text:style-name="a1027" text:class-names="">Secondo livello</text:span></text:p>
                </text:list-item>
              </text:list>
            </text:list-item>
          </text:list>
          <text:list text:style-name="a1032">
            <text:list-item>
              <text:list text:style-name="a1032">
                <text:list-item>
                  <text:list text:style-name="a1032">
                    <text:list-item>
                      <text:p text:style-name="a1031" text:class-names="" text:cond-style-name=""><text:span text:style-name="a103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035">
            <text:list-item>
              <text:list text:style-name="a1035">
                <text:list-item>
                  <text:list text:style-name="a1035">
                    <text:list-item>
                      <text:list text:style-name="a1035">
                        <text:list-item>
                          <text:p text:style-name="a1034" text:class-names="" text:cond-style-name=""><text:span text:style-name="a103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8">
            <text:list-item>
              <text:list text:style-name="a1038">
                <text:list-item>
                  <text:list text:style-name="a1038">
                    <text:list-item>
                      <text:list text:style-name="a1038">
                        <text:list-item>
                          <text:list text:style-name="a1038">
                            <text:list-item>
                              <text:p text:style-name="a1037" text:class-names="" text:cond-style-name=""><text:span text:style-name="a103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42" draw:name="Segnaposto data 3" svg:x="0.03031in" svg:y="7.95276in" svg:width="2.56811in" svg:height="0.57008in" presentation:class="date-time" presentation:placeholder="false">
        <draw:text-box>
          <text:p text:style-name="a1041" text:class-names="" text:cond-style-name=""><text:span text:style-name="a1040" text:class-names=""/></text:p>
        </draw:text-box>
        <svg:title/>
        <svg:desc/>
      </draw:frame>
      <draw:frame draw:id="id130" presentation:style-name="a1045" draw:name="Segnaposto piè di pagina 4" svg:x="3.77008in" svg:y="7.95276in" svg:width="3.49409in" svg:height="0.57008in" presentation:class="footer" presentation:placeholder="false">
        <draw:text-box>
          <text:p text:style-name="a1044" text:class-names="" text:cond-style-name=""><text:span text:style-name="a1043" text:class-names=""/></text:p>
        </draw:text-box>
        <svg:title/>
        <svg:desc/>
      </draw:frame>
      <draw:frame draw:id="id131" presentation:style-name="a1048" draw:name="Segnaposto numero diapositiva 5" svg:x="8.29803in" svg:y="7.93386in" svg:width="2.56811in" svg:height="0.57008in" presentation:class="page-number" presentation:placeholder="false">
        <draw:text-box>
          <text:p text:style-name="a1047" text:class-names="" text:cond-style-name=""><text:span text:style-name="a1046" text:class-names=""><text:page-number style:num-format="1" text:fixed="false"/></text:span></text:p>
        </draw:text-box>
        <svg:title/>
        <svg:desc/>
      </draw:frame>
      <presentation:notes style:page-layout-name="pageLayout2" draw:style-name="a1065">
        <draw:page-thumbnail svg:x="1.21063in" svg:y="0.88858in" svg:width="5.84567in" svg:height="4.38425in" presentation:class="page" draw:id="id5" presentation:style-name="a1049" draw:name="Segnaposto immagine diapositiva 1">
          <svg:title/>
          <svg:desc/>
        </draw:page-thumbnail>
        <draw:frame draw:id="id6" presentation:style-name="a1052" draw:name="Segnaposto note 2" svg:x="0.82677in" svg:y="5.55394in" svg:width="6.61378in" svg:height="5.26142in" presentation:class="notes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7" presentation:style-name="a1055" draw:name="Segnaposto intestazione 3" svg:x="0in" svg:y="0in" svg:width="3.5878in" svg:height="0.58425in" presentation:class="header" presentation:placeholder="false">
          <draw:text-box>
            <text:p text:style-name="a1054" text:class-names="" text:cond-style-name=""><text:span text:style-name="a1053" text:class-names=""/></text:p>
          </draw:text-box>
          <svg:title/>
          <svg:desc/>
        </draw:frame>
        <draw:frame draw:id="id8" presentation:style-name="a1058" draw:name="Segnaposto data 4" svg:x="4.67953in" svg:y="0in" svg:width="3.5878in" svg:height="0.58425in" presentation:class="date-time" presentation:placeholder="false">
          <draw:text-box>
            <text:p text:style-name="a1057" text:class-names="" text:cond-style-name=""><text:span text:style-name="a1056" text:class-names=""/></text:p>
          </draw:text-box>
          <svg:title/>
          <svg:desc/>
        </draw:frame>
        <draw:frame draw:id="id9" presentation:style-name="a1061" draw:name="Segnaposto piè di pagina 5" svg:x="0in" svg:y="11.10827in" svg:width="3.5878in" svg:height="0.58425in" presentation:class="footer" presentation:placeholder="false">
          <draw:text-box>
            <text:p text:style-name="a1060" text:class-names="" text:cond-style-name=""><text:span text:style-name="a1059" text:class-names=""/></text:p>
          </draw:text-box>
          <svg:title/>
          <svg:desc/>
        </draw:frame>
        <draw:frame draw:id="id10" presentation:style-name="a1064" draw:name="Segnaposto numero diapositiva 6" svg:x="4.67953in" svg:y="11.10827in" svg:width="3.5878in" svg:height="0.58425in" presentation:class="page-number" presentation:placeholder="false">
          <draw:text-box>
            <text:p text:style-name="a1063" text:class-names="" text:cond-style-name=""><text:span text:style-name="a106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66">
      <draw:frame draw:id="id132" presentation:style-name="a1069" draw:name="Segnaposto intestazione 1" svg:x="0in" svg:y="0in" svg:width="3.5878in" svg:height="0.58425in" presentation:class="header" presentation:placeholder="false">
        <draw:text-box>
          <text:p text:style-name="a1068" text:class-names="" text:cond-style-name=""><text:span text:style-name="a1067" text:class-names=""/></text:p>
        </draw:text-box>
        <svg:title/>
        <svg:desc/>
      </draw:frame>
      <draw:frame draw:id="id133" presentation:style-name="a1072" draw:name="Segnaposto data 2" svg:x="4.67953in" svg:y="0in" svg:width="3.5878in" svg:height="0.58425in" presentation:class="date-time" presentation:placeholder="false">
        <draw:text-box>
          <text:p text:style-name="a1071" text:class-names="" text:cond-style-name=""><text:span text:style-name="a1070" text:class-names=""/></text:p>
        </draw:text-box>
        <svg:title/>
        <svg:desc/>
      </draw:frame>
      <draw:frame draw:id="id134" presentation:style-name="a1075" draw:name="Segnaposto piè di pagina 3" svg:x="0in" svg:y="11.10827in" svg:width="3.5878in" svg:height="0.58425in" presentation:class="footer" presentation:placeholder="false">
        <draw:text-box>
          <text:p text:style-name="a1074" text:class-names="" text:cond-style-name=""><text:span text:style-name="a1073" text:class-names=""/></text:p>
        </draw:text-box>
        <svg:title/>
        <svg:desc/>
      </draw:frame>
      <draw:frame draw:id="id135" presentation:style-name="a1078" draw:name="Segnaposto numero diapositiva 4" svg:x="4.67953in" svg:y="11.10827in" svg:width="3.5878in" svg:height="0.58425in" presentation:class="page-number" presentation:placeholder="false">
        <draw:text-box>
          <text:p text:style-name="a1077" text:class-names="" text:cond-style-name=""><text:span text:style-name="a1076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Nature Illustration</dc:title>
    <dc:creator>Ludovico Toscano</dc:creator>
    <meta:creation-date>2024-02-06T15:52:00Z</meta:creation-date>
    <dc:date>2024-02-14T15:55:42Z</dc:date>
    <meta:editing-cycles>17</meta:editing-cycles>
    <meta:editing-duration>PT30530S</meta:editing-duration>
    <meta:document-statistic meta:paragraph-count="59" meta:word-count="443"/>
  </office:meta>
</office:document-meta>
</file>